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Typewriter" svg:font-family="'Lucida Sans Typewriter'"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3"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26cm" fo:text-indent="0cm" style:auto-text-indent="false">
        <style:tab-stops>
          <style:tab-stop style:position="7.795cm" style:type="center"/>
          <style:tab-stop style:position="16.007cm" style:type="right"/>
        </style:tab-stops>
      </style:paragraph-properties>
    </style:style>
    <style:style style:name="P2" style:family="paragraph" style:parent-style-name="Rosto_20_2_20_-_20_Título">
      <style:paragraph-properties fo:margin-left="0cm" fo:margin-right="0cm" fo:line-height="100%" fo:text-align="center" style:justify-single-word="false" fo:orphans="0" fo:widows="0" fo:hyphenation-ladder-count="no-limit" fo:text-indent="0cm" style:auto-text-indent="false" style:text-autospace="none" style:punctuation-wrap="simple" style:vertical-align="baseline" style:writing-mode="lr-tb">
        <style:tab-stops>
          <style:tab-stop style:position="4.471cm"/>
          <style:tab-stop style:position="7.011cm"/>
        </style:tab-stops>
      </style:paragraph-properties>
      <style:text-properties fo:hyphenate="true" fo:hyphenation-remain-char-count="2" fo:hyphenation-push-char-count="2"/>
    </style:style>
    <style:style style:name="P3" style:family="paragraph" style:parent-style-name="Heading_20_1">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cm" fo:margin-right="0cm" fo:text-indent="0cm" style:auto-text-indent="false"/>
      <style:text-properties fo:background-color="#ffff00"/>
    </style:style>
    <style:style style:name="P7" style:family="paragraph" style:parent-style-name="Standard">
      <style:text-properties fo:background-color="#ffff00"/>
    </style:style>
    <style:style style:name="P8" style:family="paragraph" style:parent-style-name="Standard">
      <style:text-properties fo:background-color="transparent"/>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Resumo">
      <style:text-properties fo:background-color="#ffff00"/>
    </style:style>
    <style:style style:name="P11" style:family="paragraph" style:parent-style-name="Epígrafe_20_-_20_autor">
      <style:text-properties fo:background-color="transparent"/>
    </style:style>
    <style:style style:name="P12" style:family="paragraph" style:parent-style-name="Epígrafe_20_geral">
      <style:text-properties fo:background-color="transparent"/>
    </style:style>
    <style:style style:name="P13" style:family="paragraph" style:parent-style-name="Capa_20_4_20_-_20_Autor">
      <style:paragraph-properties fo:margin-top="0cm" fo:margin-bottom="6.001cm"/>
    </style:style>
    <style:style style:name="P14" style:family="paragraph" style:parent-style-name="Contents_20_1">
      <style:text-properties fo:text-transform="uppercase" style:use-window-font-color="true" style:font-name="Arial" fo:font-size="12pt" fo:language="pt" fo:country="BR" fo:font-weight="bold" style:letter-kerning="true" style:font-name-asian="Times New Roman" style:font-size-asian="12pt" style:language-asian="pt" style:country-asian="BR" style:font-name-complex="Arial" style:font-size-complex="12pt" style:language-complex="ar" style:country-complex="SA"/>
    </style:style>
    <style:style style:name="P15" style:family="paragraph" style:parent-style-name="Contents_20_1">
      <style:paragraph-properties>
        <style:tab-stops>
          <style:tab-stop style:position="15.958cm" style:type="right" style:leader-style="dotted" style:leader-text="."/>
        </style:tab-stops>
      </style:paragraph-properties>
    </style:style>
    <style:style style:name="P16" style:family="paragraph" style:parent-style-name="Standard" style:master-page-name="">
      <style:paragraph-properties fo:keep-together="always" fo:orphans="0" fo:widows="0" style:page-number="auto" fo:background-color="transparent" style:shadow="none">
        <style:tab-stops/>
        <style:background-image/>
      </style:paragraph-properties>
    </style:style>
    <style:style style:name="P17" style:family="paragraph" style:parent-style-name="Contents_20_2">
      <style:paragraph-properties>
        <style:tab-stops>
          <style:tab-stop style:position="15.958cm" style:type="right" style:leader-style="dotted" style:leader-text="."/>
        </style:tab-stops>
      </style:paragraph-properties>
    </style:style>
    <style:style style:name="P18" style:family="paragraph" style:parent-style-name="Contents_20_3">
      <style:paragraph-properties>
        <style:tab-stops>
          <style:tab-stop style:position="15.958cm" style:type="right" style:leader-style="dotted" style:leader-text="."/>
        </style:tab-stops>
      </style:paragraph-properties>
    </style:style>
    <style:style style:name="P19" style:family="paragraph" style:parent-style-name="Standard">
      <style:text-properties fo:background-color="#ffff00"/>
    </style:style>
    <style:style style:name="P20" style:family="paragraph" style:parent-style-name="Text_20_body">
      <style:paragraph-properties fo:padding="0cm" fo:border="none"/>
      <style:text-properties fo:background-color="#ffff00"/>
    </style:style>
    <style:style style:name="P21" style:family="paragraph" style:parent-style-name="Heading_20_1" style:master-page-name="First_20_Page">
      <style:paragraph-properties style:page-number="auto"/>
    </style:style>
    <style:style style:name="P22" style:family="paragraph" style:parent-style-name="Heading_20_3" style:list-style-name="L1">
      <style:text-properties fo:background-color="transparent"/>
    </style:style>
    <style:style style:name="P23" style:family="paragraph" style:parent-style-name="Capa_20_1-_20_Universidade" style:master-page-name="Capa">
      <style:paragraph-properties style:page-number="auto"/>
      <style:text-properties style:font-name="Times New Roman"/>
    </style:style>
    <style:style style:name="P24" style:family="paragraph" style:parent-style-name="Dedicatória" style:master-page-name="First_20_Page">
      <style:paragraph-properties style:page-number="auto"/>
      <style:text-properties fo:background-color="#ffff00"/>
    </style:style>
    <style:style style:name="P25" style:family="paragraph" style:parent-style-name="Título_20_sem_20_número" style:master-page-name="First_20_Page">
      <style:paragraph-properties style:page-number="auto"/>
    </style:style>
    <style:style style:name="P26" style:family="paragraph" style:parent-style-name="Título_20_agradecimentos" style:master-page-name="First_20_Page">
      <style:paragraph-properties style:page-number="auto"/>
    </style:style>
    <style:style style:name="P27" style:family="paragraph" style:parent-style-name="Título_20_sem_20_Índice"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bold" style:font-name-asian="Arial2" style:font-size-asian="11pt" style:font-weight-asian="bold" style:font-name-complex="Arial2" style:font-size-complex="11pt" style:font-weight-complex="bold"/>
    </style:style>
    <style:style style:name="T3" style:family="text">
      <style:text-properties fo:font-weight="bold" fo:background-color="transparent" style:font-weight-asian="bold" style:font-weight-complex="bold"/>
    </style:style>
    <style:style style:name="T4" style:family="text">
      <style:text-properties fo:font-weight="bold" fo:background-color="transparent" style:font-name-asian="Arial2" style:font-size-asian="11pt" style:font-weight-asian="bold" style:font-name-complex="Arial2" style:font-size-complex="11pt" style:font-weight-complex="bold"/>
    </style:style>
    <style:style style:name="T5" style:family="text">
      <style:text-properties fo:text-transform="uppercase"/>
    </style:style>
    <style:style style:name="T6" style:family="text">
      <style:text-properties fo:text-transform="uppercase" style:font-name="Times New Roman" fo:font-weight="bold" style:font-weight-asian="bold" style:font-name-complex="Times New Roman" style:font-weight-complex="bold" text:display="true"/>
    </style:style>
    <style:style style:name="T7" style:family="text">
      <style:text-properties fo:text-transform="uppercase" style:font-name="Times New Roman" fo:font-weight="normal" style:font-name-asian="Arial2" style:font-size-asian="11pt" style:font-weight-asian="normal" style:font-name-complex="Arial2" style:font-size-complex="11pt" style:font-weight-complex="normal"/>
    </style:style>
    <style:style style:name="T8" style:family="text">
      <style:text-properties fo:text-transform="uppercase" fo:font-weight="normal" style:font-name-asian="Arial2" style:font-size-asian="11pt" style:font-weight-asian="normal" style:font-name-complex="Arial2" style:font-size-complex="11pt"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fo:background-color="transparent" style:font-style-asian="italic" style:font-weight-asian="normal" style:font-style-complex="italic" style:font-weight-complex="normal"/>
    </style:style>
    <style:style style:name="T12" style:family="text">
      <style:text-properties fo:font-style="italic" fo:font-weight="normal" fo:background-color="transparent" style:font-name-asian="Arial2" style:font-size-asian="11pt" style:font-style-asian="italic" style:font-weight-asian="normal" style:font-name-complex="Arial2" style:font-size-complex="11pt"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fo:background-color="transparent" style:font-style-asian="italic" style:font-weight-asian="bold" style:font-style-complex="italic" style:font-weight-complex="bold"/>
    </style:style>
    <style:style style:name="T15" style:family="text">
      <style:text-properties fo:font-style="italic" fo:background-color="transparent" style:font-style-asian="italic" style:font-style-complex="italic"/>
    </style:style>
    <style:style style:name="T16" style:family="text">
      <style:text-properties style:font-name="Arial2" fo:font-size="11pt" style:font-name-asian="Arial2" style:font-size-asian="11pt" style:font-name-complex="Arial2" style:font-size-complex="11pt"/>
    </style:style>
    <style:style style:name="T17" style:family="text">
      <style:text-properties style:font-name="Arial2" fo:font-size="11pt" fo:font-weight="normal" style:font-name-asian="Arial2" style:font-size-asian="11pt" style:font-weight-asian="normal" style:font-name-complex="Arial2" style:font-size-complex="11pt" style:font-weight-complex="normal"/>
    </style:style>
    <style:style style:name="T18" style:family="text">
      <style:text-properties style:font-name="Arial2" fo:font-weight="normal" style:font-name-asian="Arial2" style:font-size-asian="11pt" style:font-weight-asian="normal" style:font-name-complex="Arial2" style:font-size-complex="11pt"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style:font-name-asian="Arial2" style:font-size-asian="11pt" style:font-weight-asian="normal" style:font-name-complex="Arial2" style:font-size-complex="11pt" style:font-weight-complex="normal"/>
    </style:style>
    <style:style style:name="T24" style:family="text">
      <style:text-properties fo:font-weight="normal" fo:background-color="transparent" style:font-weight-asian="normal" style:font-weight-complex="normal"/>
    </style:style>
    <style:style style:name="T25" style:family="text">
      <style:text-properties fo:font-weight="normal" fo:background-color="transparent" style:font-name-asian="Arial2" style:font-size-asian="11pt" style:font-weight-asian="normal" style:font-name-complex="Arial2" style:font-size-complex="11pt" style:font-weight-complex="normal"/>
    </style:style>
    <style:style style:name="T26" style:family="text">
      <style:text-properties style:font-name-asian="Arial2" style:font-name-complex="Arial2"/>
    </style:style>
    <style:style style:name="T27" style:family="text">
      <style:text-properties fo:background-color="transparent"/>
    </style:style>
    <style:style style:name="T28" style:family="text">
      <style:text-properties style:font-name="Times New Roman" fo:font-weight="normal" style:font-name-asian="Arial2" style:font-weight-asian="normal" style:font-name-complex="Arial2" style:font-weight-complex="normal"/>
    </style:style>
    <style:style style:name="T29" style:family="text">
      <style:text-properties style:font-name="Times New Roman" fo:font-weight="normal" style:font-name-asian="Arial2" style:font-size-asian="11pt" style:font-weight-asian="normal" style:font-name-complex="Arial2" style:font-size-complex="11pt" style:font-weight-complex="normal"/>
    </style:style>
    <style:style style:name="T30" style:family="text">
      <style:text-properties style:font-name="Times New Roman" fo:font-weight="bold" style:font-name-asian="Arial2" style:font-weight-asian="bold" style:font-name-complex="Arial2" style:font-weight-complex="bold"/>
    </style:style>
    <style:style style:name="T31" style:family="text">
      <style:text-properties style:font-name="Times New Roman" fo:font-weight="bold" style:font-name-asian="Arial2" style:font-size-asian="11pt" style:font-weight-asian="bold" style:font-name-complex="Arial2" style:font-size-complex="11pt" style:font-weight-complex="bold"/>
    </style:style>
    <style:style style:name="T32" style:family="text">
      <style:text-properties fo:text-transform="lowercase"/>
    </style:style>
    <style:style style:name="T33" style:family="text">
      <style:text-properties fo:text-transform="capitalize"/>
    </style:style>
    <style:style style:name="T34" style:family="text">
      <style:text-properties fo:background-color="#ffff00"/>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 style:num-suffix=" " style:num-format="1">
        <style:list-level-properties text:min-label-distance="0.199cm"/>
      </text:list-level-style-number>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381cm"/>
      </text:list-level-style-number>
    </text:list-style>
    <number:date-style style:name="N106">
      <number:year number:style="long"/>
    </number:date-style>
    <number:date-style style:name="N5034" number:language="pt" number:country="BR">
      <number:month number:style="long" number:textual="true"/>
    </number:date-style>
  </office:automatic-styles>
  <office:body>
    <office:text text:use-soft-page-breaks="true">
      <office:forms form:automatic-focus="false" form:apply-design-mode="false"/>
      <text:variable-decls>
        <text:variable-decl office:value-type="float" text:name="refHTM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text:bookmark-start text:name="_Ref516048988"/>Faculdade Comunitária<text:line-break/>de Campinas UNIDADE III<text:line-break/>CURSO DE CIÊNCIA DA COMPUTAÇÃO</text:p>
      <text:p text:style-name="Capa_20_3_20_-_20_Título"><text:reference-mark-start text:name="titulo-trabalho"/>Evolução da Programação Web<text:reference-mark-end text:name="titulo-trabalho"/></text:p>
      <text:p text:style-name="P13">Felipe Micaroni Lalli<text:line-break/>Felippe Franco Bueno<text:line-break/>Guilherme Keese Zacharias</text:p>
      <text:p text:style-name="Capa_20_7_20_-_20_Local_20_e_20_Data"><text:reference-mark-start text:name="cidade-data"/>Campinas<text:line-break/><text:span text:style-name="T33"><text:date style:data-style-name="N5034" text:date-value="2008-09-12T18:11:45.28">Setembro</text:date></text:span><text:span text:style-name="T32"> </text:span>de <text:date style:data-style-name="N106" text:date-value="2008-09-12T18:11:45.28">2008</text:date><text:reference-mark-end text:name="cidade-data"/></text:p>
      <text:p text:style-name="Rosto_20_1_20_-_20_Autor">Felipe Micaroni Lalli<text:line-break/>Felippe Franco Bueno<text:line-break/>Guilherme Keese Zacharias</text:p>
      <text:p text:style-name="P2"><text:reference-ref text:reference-format="text" text:ref-name="titulo-trabalho">Evolução da Programação Web</text:reference-ref></text:p>
      <text:p text:style-name="Rosto_20_3_20_-_20_Descrição">Trabalho de conclusão de curso<office:annotation><dc:creator>JAnMR</dc:creator><dc:date>2006-08-09T00:00:00</dc:date><text:p>Natureza do trabalho</text:p></office:annotation> apresentado como exigência para obtenção do título de cientista da computação<office:annotation><dc:creator>JAnMR</dc:creator><dc:date>2006-08-09T00:00:00</dc:date><text:p>Objetivo</text:p></office:annotation>, do curso de Ciência da Computação da Faculdade Comunitária de Campinas, Unidade III da rede Anhanguera Educacional<office:annotation><dc:creator>JAnMR</dc:creator><dc:date>2006-08-09T00:00:00</dc:date><text:p>Instituição</text:p></office:annotation>.</text:p>
      <text:p text:style-name="Rosto_20_4_20_-_20_orientador">Orientadora: profª <text:reference-mark-start text:name="orientadora"/>Amanda Meincke Melo<text:reference-mark-end text:name="orientadora"/></text:p>
      <text:p text:style-name="P24">Dedicamos este trabalho à Fulano, Cicrano e Beltrano.</text:p>
      <text:p text:style-name="P26">Agradecimentos<text:span text:style-name="Ref._20_de_20_comentário"><text:span text:style-name="T6"><office:annotation><dc:creator>JAnMR</dc:creator><dc:date>2005-11-09T00:00:00</dc:date><text:p>Os títulos que não têm numeração e não </text:p><text:p>entram no índice (Abstract, </text:p><text:p>Agradecimentos, Introdução, Sumário,</text:p><text:p>Bibliografia e Anexos) são formatados </text:p><text:p>com o estilo “Título sem número”.</text:p><text:p/><text:p>---- JAnMR, 12/06/2006, 20:15 ----</text:p><text:p/></office:annotation></text:span></text:span></text:p>
      <text:p text:style-name="Text_20_body">A realização deste TCC só foi possível pelo concurso de inúmeras pessoas e instituições. A todos manifestamos nossa gratidão, em especial:</text:p>
      <text:p text:style-name="P7">à profª Letícia bla bla bla</text:p>
      <text:p text:style-name="P7">à profª <text:reference-ref text:reference-format="text" text:ref-name="orientadora">Amanda Meincke Melo</text:reference-ref> bla blo blu</text:p>
      <text:p text:style-name="P7">aos professores bla bla bla</text:p>
      <text:p text:style-name="P7">aos nossos colegas bla bla bla</text:p>
      <text:p text:style-name="P12">“O impacto da revolução das tecnologias de informação na história está criando<text:line-break/>uma nova civilização”</text:p>
      <text:p text:style-name="P11">Alvin Toffler</text:p>
      <text:p text:style-name="Título_20_Resumo">RESUMO</text:p>
      <text:p text:style-name="Resumo">A evolução da Internet está diretamente ligada à evolução da computação: tanto na parte tecnológica de <text:span text:style-name="T9">hardware</text:span> como de <text:span text:style-name="T9">software</text:span>. A pesquisa deste TCC está centrada na história da programação para web, i. e., a forma como ocorreu a evolução tecnológica dos <text:span text:style-name="T9">softwares</text:span>, ferramentas e linguagens utilizadas ao longo do tempo no desenvolvimento de aplicações para a Internet. Define-se por <text:span text:style-name="T9">web</text:span> o conjunto de documentos multimídias, estáticos e dinâmicos, disponíveis através da Internet e acessíveis através de um navegador web.</text:p>
      <text:p text:style-name="P10">(MODIFICAR OU EXPANDIR O RESUMO APÓS O TÉRMINO DO TRABALHO)</text:p>
      <text:p text:style-name="Resumo">Palavras-chave: evolução, web, internet, www, história, programação, desenvolvimento, web 2.0, <text:s/><text:span text:style-name="T21">HTML, CSS, XML, Javascript, ActiveX, Flash, Shockwave, Silverlight, Applet, CGI, C, C++, Visual Basic, Perl, PHP, ASP, JSP, Servlet, JSF, Ruby, SISCweb, Ajax, RSS, Web Services.</text:span></text:p>
      <text:p text:style-name="Título_20_sem_20_Índice">Abstract</text:p>
      <text:p text:style-name="P10">(resumo em inglês, deixar por último)</text:p>
      <text:p text:style-name="P10">Não se esquecer também de clicar em Ferramentas → Atualizar → Atualizar tudo antes de finalizar o documento para que as referências sejam corrigidas.</text:p>
      <text:p text:style-name="P27">Lista de notações</text:p>
      <text:p text:style-name="List"><text:span text:style-name="glossário"><text:span text:style-name="T9">Palavras sublinhadas com um traço</text:span></text:span> – as palavras que estiverem sublinhadas com um traço constam na definição do <text:reference-ref text:reference-format="text" text:ref-name="glossario">Glossário</text:reference-ref> (p. <text:reference-ref text:reference-format="page" text:ref-name="glossario">24</text:reference-ref>). Somente a primeira ocorrência no documento ficará com a marcação.</text:p>
      <text:p text:style-name="Título_20_sem_20_Índice">Lista de ilustrações</text:p>
      <text:p text:style-name="Título_20_acima_20_sumário">Faculdade comunitária<text:line-break/>de Campinas Unidade III<text:line-break/>Campinas – 2008</text:p>
      <text:p text:style-name="Título_20_Sumário">Sumário</text:p>
      <text:table-of-content text:style-name="Sect1" text:protected="true" text:name="Sumário2">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ítulo_20_sem_20_número"/>
          </text:index-source-styles>
        </text:table-of-content-source>
        <text:index-body>
          <text:p text:style-name="P15">Introdução<text:tab/>9</text:p>
          <text:p text:style-name="P15"><text:a xlink:type="simple" xlink:href="#1.Uma breve história da Internet|outline" text:style-name="Internet_20_link" text:visited-style-name="Internet_20_link"><text:s/>1 Uma breve história da Internet<text:tab/>11</text:a></text:p>
          <text:p text:style-name="P17"><text:a xlink:type="simple" xlink:href="#1.1.Surgimento no meio militar e expansão para o meio acadêmico|outline" text:style-name="Internet_20_link" text:visited-style-name="Internet_20_link"><text:s/>1.1 Surgimento no meio militar e expansão para o meio acadêmico<text:tab/>11</text:a></text:p>
          <text:p text:style-name="P18"><text:a xlink:type="simple" xlink:href="#1.1.1.A Internet no Brasil|outline" text:style-name="Internet_20_link" text:visited-style-name="Internet_20_link"><text:s/>1.1.1 A Internet no Brasil<text:tab/>12</text:a></text:p>
          <text:p text:style-name="P17"><text:a xlink:type="simple" xlink:href="#1.2.Expansão para o público geral: nascimento da web|outline" text:style-name="Internet_20_link" text:visited-style-name="Internet_20_link"><text:s/>1.2 Expansão para o público geral: nascimento da web<text:tab/>12</text:a></text:p>
          <text:p text:style-name="P15"><text:a xlink:type="simple" xlink:href="#2.Aplicações práticas da web|outline" text:style-name="Internet_20_link" text:visited-style-name="Internet_20_link"><text:s/>2 Aplicações práticas da web<text:tab/>14</text:a></text:p>
          <text:p text:style-name="P17"><text:a xlink:type="simple" xlink:href="#2.1.Publicação de informação|outline" text:style-name="Internet_20_link" text:visited-style-name="Internet_20_link"><text:s/>2.1 Publicação de informação<text:tab/>14</text:a></text:p>
          <text:p text:style-name="P17"><text:a xlink:type="simple" xlink:href="#2.2.Troca de informações|outline" text:style-name="Internet_20_link" text:visited-style-name="Internet_20_link"><text:s/>2.2 Troca de informações<text:tab/>14</text:a></text:p>
          <text:p text:style-name="P17"><text:a xlink:type="simple" xlink:href="#2.3.Comércio em geral|outline" text:style-name="Internet_20_link" text:visited-style-name="Internet_20_link"><text:s/>2.3 Comércio em geral<text:tab/>14</text:a></text:p>
          <text:p text:style-name="P17"><text:a xlink:type="simple" xlink:href="#2.4.Entretenimento|outline" text:style-name="Internet_20_link" text:visited-style-name="Internet_20_link"><text:s/>2.4 Entretenimento<text:tab/>14</text:a></text:p>
          <text:p text:style-name="P15"><text:a xlink:type="simple" xlink:href="#3.Evolução dos conceitos e tecnologias|outline" text:style-name="Internet_20_link" text:visited-style-name="Internet_20_link"><text:s/>3 Evolução dos conceitos e tecnologias<text:tab/>15</text:a></text:p>
          <text:p text:style-name="P17"><text:a xlink:type="simple" xlink:href="#3.1.Necessidade de padrões|outline" text:style-name="Internet_20_link" text:visited-style-name="Internet_20_link"><text:s/>3.1 Necessidade de padrões<text:tab/>15</text:a></text:p>
          <text:p text:style-name="P17"><text:a xlink:type="simple" xlink:href="#3.2.Evolução dos navegadores web|outline" text:style-name="Internet_20_link" text:visited-style-name="Internet_20_link"><text:s/>3.2 Evolução dos navegadores web<text:tab/>16</text:a></text:p>
          <text:p text:style-name="P17"><text:a xlink:type="simple" xlink:href="#3.3.Evolução dos conceitos envolvidos|outline" text:style-name="Internet_20_link" text:visited-style-name="Internet_20_link"><text:s/>3.3 Evolução dos conceitos envolvidos<text:tab/>16</text:a></text:p>
          <text:p text:style-name="P18"><text:a xlink:type="simple" xlink:href="#3.3.1.Conteúdo estático|outline" text:style-name="Internet_20_link" text:visited-style-name="Internet_20_link"><text:s/>3.3.1 Conteúdo estático<text:tab/>16</text:a></text:p>
          <text:p text:style-name="P18"><text:a xlink:type="simple" xlink:href="#3.3.2.Conteúdo dinâmico e internativo|outline" text:style-name="Internet_20_link" text:visited-style-name="Internet_20_link"><text:s/>3.3.2 Conteúdo dinâmico e internativo<text:tab/>16</text:a></text:p>
          <text:p text:style-name="P18"><text:a xlink:type="simple" xlink:href="#3.3.3.Conteúdo colaborativo (web 2.0)|outline" text:style-name="Internet_20_link" text:visited-style-name="Internet_20_link"><text:s/>3.3.3 Conteúdo colaborativo (web 2.0)<text:tab/>16</text:a></text:p>
          <text:p text:style-name="P18"><text:a xlink:type="simple" xlink:href="#3.3.4.Web semântica (web 3.0)|outline" text:style-name="Internet_20_link" text:visited-style-name="Internet_20_link"><text:s/>3.3.4 Web semântica (web 3.0)<text:tab/>16</text:a></text:p>
          <text:p text:style-name="P17"><text:a xlink:type="simple" xlink:href="#3.4.Programação web|outline" text:style-name="Internet_20_link" text:visited-style-name="Internet_20_link"><text:s/>3.4 Programação web<text:tab/>17</text:a></text:p>
          <text:p text:style-name="P18"><text:a xlink:type="simple" xlink:href="#3.4.1.Visão geral cronológica das tecnologias|outline" text:style-name="Internet_20_link" text:visited-style-name="Internet_20_link"><text:s/>3.4.1 Visão geral cronológica das tecnologias<text:tab/>17</text:a></text:p>
          <text:p text:style-name="P18"><text:a xlink:type="simple" xlink:href="#3.4.2.Executada no lado do cliente|outline" text:style-name="Internet_20_link" text:visited-style-name="Internet_20_link"><text:s/>3.4.2 Executada no lado do cliente<text:tab/>17</text:a></text:p>
          <text:p text:style-name="P18"><text:a xlink:type="simple" xlink:href="#3.4.3.Execução mista|outline" text:style-name="Internet_20_link" text:visited-style-name="Internet_20_link"><text:s/>3.4.3 Execução mista<text:tab/>21</text:a></text:p>
          <text:p text:style-name="P15"><text:a xlink:type="simple" xlink:href="#4.Considerações finais|outline" text:style-name="Internet_20_link" text:visited-style-name="Internet_20_link"><text:s/>4 Considerações finais<text:tab/>23</text:a></text:p>
          <text:p text:style-name="P15">Glossário<text:tab/>24</text:p>
          <text:p text:style-name="P15">Referências bibliográficas<text:tab/>25</text:p>
        </text:index-body>
      </text:table-of-content>
      <text:p text:style-name="P14"/>
      <text:p text:style-name="Título_20_sem_20_número">Introdução<text:span text:style-name="Ref._20_de_20_comentário"><text:span text:style-name="T6"><office:annotation><dc:creator>JAnMR</dc:creator><dc:date>2005-11-09T00:00:00</dc:date><text:p>Imediatamente antes dos títulos de capítulo </text:p><text:p>(à esquerda deles) deve haver </text:p><text:p>quebra de página. No Openoffice, </text:p><text:p>alguns estilos de parágrafos </text:p><text:p>sempre abrem nova página.</text:p><text:p>---- JAnMR, 12/06/2006, 22:41 ----</text:p><text:p/></office:annotation></text:span></text:span></text:p>
      <text:p text:style-name="Standard">Este <text:span text:style-name="T19">trabalho de conclusão de curso</text:span> (TCC) registra de forma breve a <text:span text:style-name="T1">evolução da programação web</text:span> ao longo do tempo, desde o início da Internet até os dias de hoje. Esse registro é feito com uma breve explicação das principais<text:note text:id="ftn1" text:note-class="footnote"><text:note-citation>1</text:note-citation><text:note-body><text:p text:style-name="Footnote">As soluções mais utilizadas ou mais recomendadas da época</text:p></text:note-body></text:note> soluções de <text:span text:style-name="T9">software </text:span><text:span text:style-name="T19">e técnicas de programação</text:span> que surgiam de acordo com as necessidades da situação e limitações tecnológicas de cada época.</text:p>
      <text:p text:style-name="Standard">A evolução da Internet e da interatividade <text:span text:style-name="T9">web</text:span> está diretamente ligada à evolução da computação: tanto na parte tecnológica de <text:span text:style-name="T9">hardware</text:span> como na de <text:span text:style-name="T9">software</text:span><text:span text:style-name="T19"> [</text:span><text:span text:style-name="T19"><text:reference-ref text:reference-format="text" text:ref-name="ref-evolucweb7">7</text:reference-ref></text:span><text:span text:style-name="T19">, </text:span><text:span text:style-name="T19"><text:reference-ref text:reference-format="text" text:ref-name="ref-evolucweb8">8</text:reference-ref></text:span><text:span text:style-name="T19">]</text:span>. Criada inicialmente para fins militares, passou a ser utilizada no meio acadêmico [<text:reference-ref text:reference-format="text" text:ref-name="ref-gromov9">9</text:reference-ref>, <text:reference-ref text:reference-format="text" text:ref-name="ref-historia-net10">10</text:reference-ref>] e, com o avanço da tecnologia e sua popularização <text:span text:style-name="T21">[</text:span><text:span text:style-name="T21"><text:reference-ref text:reference-format="text" text:ref-name="ref-cetic13">13</text:reference-ref></text:span><text:span text:style-name="T21">, </text:span><text:span text:style-name="T21"><text:reference-ref text:reference-format="text" text:ref-name="ref-cetic14">14</text:reference-ref></text:span><text:span text:style-name="T21">], é utilizada para as mais diversas aplicações, atingindo</text:span> hoje cerca de 1,4 bilhão de usuários ou 21,9% dos lares do mundo todo, de acordo com estimativa da IWS (<text:span text:style-name="T9">Internet World Stats</text:span><text:span text:style-name="T19">)</text:span><text:span text:style-name="T9"> </text:span><text:span text:style-name="T19">de junho de 2008 [</text:span><text:span text:style-name="T19"><text:reference-ref text:reference-format="text" text:ref-name="ref-webstats11">11</text:reference-ref></text:span><text:span text:style-name="T19">]</text:span>. O <text:span text:style-name="T1">capítulo </text:span><text:span text:style-name="T1"><text:reference-ref text:reference-format="chapter" text:ref-name="cap.História Internet">1</text:reference-ref></text:span><text:span text:style-name="T1"> – </text:span><text:span text:style-name="T1"><text:reference-ref text:reference-format="text" text:ref-name="cap.História Internet">Uma breve história da Internet</text:reference-ref></text:span> expõe uma visão geral dos fatos históricos mundiais que cercaram o surgimento da Internet e a forma como ela se desenvolveu até os dias de hoje.</text:p>
      <text:p text:style-name="Standard">O <text:span text:style-name="T1">capítulo </text:span><text:span text:style-name="T1"><text:reference-ref text:reference-format="chapter" text:ref-name="cap. Aplicações Práticas da Internet">2</text:reference-ref></text:span><text:span text:style-name="T1"> – </text:span><text:span text:style-name="T1"><text:reference-ref text:reference-format="text" text:ref-name="cap. Aplicações Práticas da Internet">Aplicações práticas da web</text:reference-ref></text:span> lista e explica as mais comuns formas de uso da web. <text:span text:style-name="T21">A web é útil para inúmeras aplicações, como publicação de todo tipo de informação, troca de mensagens, redes sociais, entretenimento, comércio eletrônico, transações bancárias, trocas de arquivos multimídias, transmissões de sons (</text:span><text:span text:style-name="T10">podcast</text:span><text:span text:style-name="T21">), vídeos gravados e ao vivo (</text:span><text:span text:style-name="T10">livecast</text:span><text:span text:style-name="T21">), fonte de notícias etc. [</text:span><text:span text:style-name="T21"><text:reference-ref text:reference-format="text" text:ref-name="ref-cetic14">14</text:reference-ref></text:span><text:span text:style-name="T21">, </text:span><text:span text:style-name="T21"><text:reference-ref text:reference-format="text" text:ref-name="ref-uso15">15</text:reference-ref></text:span><text:span text:style-name="T21">].</text:span></text:p>
      <text:p text:style-name="Standard"><text:span text:style-name="T19">O </text:span><text:span text:style-name="T20">capítulo </text:span><text:span text:style-name="T20"><text:reference-ref text:reference-format="chapter" text:ref-name="cap. Evolução dos Conceitos e Tecnologias">3</text:reference-ref></text:span><text:span text:style-name="T20"> – </text:span><text:span text:style-name="T20"><text:reference-ref text:reference-format="text" text:ref-name="cap. Evolução dos Conceitos e Tecnologias">Evolução dos conceitos e tecnologias</text:reference-ref></text:span><text:span text:style-name="T19"> é foco deste trabalho, trata das tecnologias envolvidas, explicando e encaixando-as na linha da evolução da web.</text:span></text:p>
      <text:p text:style-name="Standard"><text:span text:style-name="T19">O </text:span><text:span text:style-name="T20">capítulo </text:span><text:span text:style-name="T20"><text:reference-ref text:reference-format="chapter" text:ref-name="cap. Necessidade de padrões">3.1</text:reference-ref></text:span><text:span text:style-name="T20"> – </text:span><text:span text:style-name="T20"><text:reference-ref text:reference-format="text" text:ref-name="cap. Necessidade de padrões">Necessidade de padrões</text:reference-ref></text:span><text:span text:style-name="T19"> detalha a necessidade de padrões internacionais para a integração das tecnologias que foram surgindo e o </text:span><text:span text:style-name="T20">capítulo </text:span><text:span text:style-name="T20"><text:reference-ref text:reference-format="chapter" text:ref-name="cap. Evolução dos navegadores web">3.2</text:reference-ref></text:span><text:span text:style-name="T20"> – </text:span><text:span text:style-name="T20"><text:reference-ref text:reference-format="text" text:ref-name="cap. Evolução dos navegadores web">Evolução dos navegadores web</text:reference-ref></text:span><text:span text:style-name="T20"> </text:span><text:span text:style-name="T21">mostra como os navegadores foram se adaptando aos novos padrões e integrando novas funcionalidades.</text:span></text:p>
      <text:p text:style-name="P16"><text:soft-page-break/><text:span text:style-name="T21">O </text:span><text:span text:style-name="T20">capítulo </text:span><text:span text:style-name="T20"><text:reference-ref text:reference-format="chapter" text:ref-name="cap. evolução dos conceitos envolvidos">3.3</text:reference-ref></text:span><text:span text:style-name="T20"> – </text:span><text:span text:style-name="T20"><text:reference-ref text:reference-format="text" text:ref-name="cap. evolução dos conceitos envolvidos">Evolução dos conceitos envolvidos</text:reference-ref></text:span><text:span text:style-name="T21"> separa a evolução da web em níveis de interatividade do usuário: do conteúdo estático (sites do tipo “cartão de visita” comercial ou pessoal), passando pelo conteúdo dinâmico simples (comércio eletrônico, </text:span><text:span text:style-name="T10">webmails</text:span><text:span text:style-name="T21">, blogs, notícias etc.) [</text:span><text:span text:style-name="T21"><text:reference-ref text:reference-format="text" text:ref-name="ref-web1.0">19</text:reference-ref></text:span><text:span text:style-name="T21">] até o que se chama hoje de “</text:span><text:span text:style-name="glossário"><text:span text:style-name="T21">web 2.0</text:span></text:span><text:span text:style-name="T21">”, ou seja: a Internet colaborativa [</text:span><text:span text:style-name="T21"><text:reference-ref text:reference-format="text" text:ref-name="ref-web2-17">17</text:reference-ref></text:span><text:span text:style-name="T21">, </text:span><text:span text:style-name="T21"><text:reference-ref text:reference-format="text" text:ref-name="ref-ross-18">18</text:reference-ref></text:span><text:span text:style-name="T21">], em que boa parte do conteúdo é gerado pelo próprio internauta: Youtube, Flickr, transmissão ao vivo, Wikipédia, Wikimedia Commons, sistemas wikis em geral, notícias etc. Alguns autores, inclusive, falam também sobre o conceito de “</text:span><text:span text:style-name="glossário"><text:span text:style-name="T21">web 3.0</text:span></text:span><text:span text:style-name="T21">”, mas </text:span><text:span text:style-name="T10">ainda</text:span><text:span text:style-name="T21"> não há consenso muito claro sobre qual seria sua principal característica [</text:span><text:span text:style-name="T21"><text:reference-ref text:reference-format="text" text:ref-name="ref-3.0-21">21</text:reference-ref></text:span><text:span text:style-name="T21">], que por alguns é definida como “web semântica” [</text:span><text:span text:style-name="T21"><text:reference-ref text:reference-format="text" text:ref-name="ref-epoca16">16</text:reference-ref></text:span><text:span text:style-name="T21">, </text:span><text:span text:style-name="T21"><text:reference-ref text:reference-format="text" text:ref-name="ref-web3.0-22">22</text:reference-ref></text:span><text:span text:style-name="T21">] e por outros como ambientes virtuais e conteúdo em tempo real [</text:span><text:span text:style-name="T21"><text:reference-ref text:reference-format="text" text:ref-name="ref-gary12">12</text:reference-ref></text:span><text:span text:style-name="T21">].</text:span></text:p>
      <text:p text:style-name="P4"><text:span text:style-name="T21"><text:tab/>Para finalizar o capítulo 3, a seção</text:span><text:span text:style-name="T20"> </text:span><text:span text:style-name="T20"><text:reference-ref text:reference-format="chapter" text:ref-name="cap. programção web">3.4</text:reference-ref></text:span><text:span text:style-name="T20"> – </text:span><text:span text:style-name="T20"><text:reference-ref text:reference-format="text" text:ref-name="cap. programção web">Programação web</text:reference-ref></text:span><text:span text:style-name="T20"> </text:span><text:span text:style-name="T21">explica um pouco sobre cada tecnologia: </text:span><text:span text:style-name="glossário"><text:span text:style-name="T21">HTML</text:span></text:span><text:span text:style-name="T21">, </text:span><text:span text:style-name="glossário"><text:span text:style-name="T21">CSS</text:span></text:span><text:span text:style-name="T21">, XML, Javascript, ActiveX, Flash, Shockwave, Silverlight, Applet, CGI, C, C++, Visual Basic, Perl, PHP, ASP, JSP, Servlet, JSF, Ruby, SISCweb, Ajax, RSS, Web Services etc.</text:span><text:span text:style-name="T21"><office:annotation><dc:date>2008-05-26T00:00:00</dc:date><text:p>Assim que tivermos noções melhores das datas, talvez seja legal colocar aqui também.</text:p></office:annotation></text:span></text:p>
      <text:p text:style-name="P5"><text:tab/>Não serão apresentadas todas as tecnologias existentes, mas somente as mais importantes. Também não é objetivo deste TCC ensinar e nem aprofundar no funcionamento das linguagens e ferramentas utilizadas.</text:p>
      <text:p text:style-name="P5"><text:tab/>É objetivo deste TCC contextualizar a existência da tecnologia na linha do tempo, explicando por qual motivo surgiu e por qual motivo eventualmente se tornou ultrapassada, e se deu lugar a alguma nova tecnologia. E, ainda, associar cada solução com um determinado tipo de problema em que ela melhor se adapta a resolver.</text:p>
      <text:p text:style-name="P9">Este TCC acrescenta aos estudos sobre a <text:span text:style-name="T9">evolução histórica da web</text:span> uma visão mais voltada às tecnologias utilizadas, em especial às <text:span text:style-name="T1">linguagens de programação</text:span>. A equipe constatou que esse foco ainda não foi explorado o suficiente nos trabalhos pesquisados.</text:p>
      <text:p text:style-name="Standard"><text:span text:style-name="T21">O método utilizado para a elaboração deste TCC foi a pesquisa bibliográfica, que inclui diversos livros e publicações do inventor da Web: o cientista Tim </text:span>Berners‑Lee; e<text:span text:style-name="T21"> também <text:s/>foram pesquisados livros independentes sobre linguagens de programação voltadas para a arquitetura web. O órgão padronizador da web (W3C) também foi exaustivamente consultado.</text:span></text:p>
      <text:list text:style-name="Outline">
        <text:list-item text:start-value="1">
          <text:h text:style-name="P21" text:outline-level="1" text:restart-numbering="true" text:start-value="1"><text:reference-mark-start text:name="cap.História Internet"/>Uma breve história da Internet<text:reference-mark-end text:name="cap.História Internet"/><office:annotation><dc:creator>JAnMR</dc:creator><dc:date>2006-06-12T00:00:00</dc:date><text:p>Os capítulos são numerados a partir do </text:p><text:p>capítulo 1. A Introdução não é numerada.</text:p><text:p>---- JAnMR, 23/07/2006, 03:19 ----</text:p></office:annotation><text:bookmark-end text:name="_Ref516048988"/></text:h>
          <text:list>
            <text:list-item>
              <text:h text:style-name="Heading_20_2" text:outline-level="2">Surgimento no meio militar e expansão para o meio acadêmico</text:h>
            </text:list-item>
          </text:list>
        </text:list-item>
      </text:list>
      <text:p text:style-name="P8">A Internet nasceu com uma proposta de comunicação militar nos Estados Unidos na época da Guerra Fria. Esta rede foi chamada de ARPANET, criada em 1969 pela empresa <text:span text:style-name="glossário">ARPA</text:span> (<text:span text:style-name="T9">Advanced Research and Projects Agency</text:span>).</text:p>
      <text:p text:style-name="P8">Os Estados Unidos já possuíam uma comunicação parecida, porém muito vulnerável na Guerra Fria. Todos os dados passavam pelo computador central do Pentágono e, caso a URSS resolvesse atacá-lo, destruiria toda a comunicação da rede. Devido a esse grande risco nasceu a ARPANET, com um <text:span text:style-name="glossário"><text:span text:style-name="T9">back-bone</text:span></text:span> que passava por baixo da terra. Este ligava os militares e pesquisadores sem uma central ou uma única rota para as informações, tornando-se assim uma rede distribuída bem mais segura.</text:p>
      <text:p text:style-name="Standard"><text:span text:style-name="T27">No final dos anos 70, a ARPANET cresceu tanto que o seu tipo de protocolo NCP (</text:span><text:span text:style-name="T15">Network Control Protocol</text:span><text:span text:style-name="T27">) não atendia mais a demanda de usuários. Foi quando este protocolo foi substituído por um novo protocolo: o TCP/IP (</text:span><text:span text:style-name="T15">Transfer Control Protocol / Internet Protocol</text:span><text:span text:style-name="T27">) que permitia o crescimento praticamente ilimitado da rede.</text:span></text:p>
      <text:p text:style-name="P8"><text:span text:style-name="T27">Em 1992, quando surgia o primeiro navegador web – o MOSAIC, que utilizava hipertextos – foi fundada a “Internet Society”: primeira sociedade virtual reconhecida e que marcou o crescimento da Internet. </text:span>[<text:reference-ref text:reference-format="text" text:ref-name="ref-html4.0-23">23</text:reference-ref> <text:span text:style-name="T9">p. 26</text:span>, <text:reference-ref text:reference-format="text" text:ref-name="ref-hauben-history25">25</text:reference-ref>, <text:reference-ref text:reference-format="text" text:ref-name="ref-Times26">26</text:reference-ref>, <text:reference-ref text:reference-format="text" text:ref-name="ref-tanembauer-28">28</text:reference-ref> <text:span text:style-name="T9">p. 53</text:span>]</text:p>
      <text:p text:style-name="Standard"><text:span text:style-name="T27">De acordo com o instituto ISC (</text:span><text:span text:style-name="T15">Internet Systems Consortium</text:span><text:span text:style-name="T27">), em janeiro de 1993 havia cerca de um </text:span><text:span text:style-name="T3">1,3 milhão</text:span><text:span text:style-name="T27"> de dispositivos conectados <text:s/>na rede e este número cresceu de ano em ano: </text:span><text:span text:style-name="T3">2,2</text:span><text:span text:style-name="T27"> em 1994; </text:span><text:span text:style-name="T3">4,9</text:span><text:span text:style-name="T27"> em 1995; </text:span><text:span text:style-name="T3">9,5</text:span><text:span text:style-name="T27"> em 1996; </text:span><text:span text:style-name="T3">16,1</text:span><text:span text:style-name="T27"> em 1997 e assim por diante até chegar nos </text:span><text:span text:style-name="T3">542 milhões</text:span><text:span text:style-name="T27"> de </text:span><text:span text:style-name="T15">hosts</text:span><text:span text:style-name="T27"> em janeiro de 2008 (V. gráfico abaixo) [</text:span><text:span text:style-name="T27"><text:reference-ref text:reference-format="text" text:ref-name="ref-isc27">27</text:reference-ref></text:span><text:span text:style-name="T27">].</text:span></text:p>
      <text:p text:style-name="P6">INSERIR GRAFICO AQUI</text:p>
      <text:list text:style-name="L1">
        <text:list-item>
          <text:list>
            <text:list-item>
              <text:list>
                <text:list-item>
                  <text:h text:style-name="P22" text:outline-level="3"><text:soft-page-break/>A Internet no Brasil</text:h>
                </text:list-item>
              </text:list>
            </text:list-item>
          </text:list>
        </text:list-item>
      </text:list>
      <text:p text:style-name="P8">A RNP (Rede Nacional de Pesquisa), uma operação acadêmica subordinada ao MCT (<text:span text:style-name="T9">Ministério de Ciência e Tecnologia</text:span>) trouxe em 1991 a Internet no Brasil, esta que é a até hoje o <text:span text:style-name="T9">back-bone</text:span> principal e abrange instituições e centros de pesquisa como FAPESP, FAPEPJ, FAPEMIG entre outros, além de universidades, laboratórios, etc.</text:p>
      <text:p text:style-name="P8">A EMBRATEL no final do ano de 1994 deu início a um serviço experimental <text:s/>a fim de conhecer melhor a Internet e em 1995 pela iniciativa do Ministério das Telecomunicações e Ministério da Ciência e Tecnologia é liberado ao setor privado o uso da Internet para exploração comercial da população brasileira [<text:reference-ref text:reference-format="text" text:ref-name="ref-html4.0-23">23</text:reference-ref> <text:span text:style-name="T9">p. 27</text:span><text:span text:style-name="T19">]</text:span>.</text:p>
      <text:list text:style-name="Outline" text:continue-numbering="true">
        <text:list-item>
          <text:list text:continue-numbering="true">
            <text:list-item>
              <text:h text:style-name="Heading_20_2" text:outline-level="2">Expansão para o público geral: nascimento da web</text:h>
            </text:list-item>
          </text:list>
        </text:list-item>
      </text:list>
      <text:p text:style-name="P8">Criada em 1989 por Sir Timothy John Berners-Lee, físico e pesquisador do MIT, a <text:span text:style-name="T1">web</text:span> é a plataforma multimídia e interativa que tornou a internet popular fora dos meios acadêmicos e de pesquisa. Web é a abreviação de <text:span text:style-name="T9">World Wide Web</text:span> que significa numa tradução livre: “rede de alcance mundial” [<text:reference-ref text:reference-format="text" text:ref-name="ref-html4.0-23">23</text:reference-ref> <text:span text:style-name="T9">p. 31</text:span>], conhecida também por <text:span text:style-name="T1">WWW </text:span><text:span text:style-name="T22">e mais raramente por </text:span><text:span text:style-name="T1">W³ </text:span><text:span text:style-name="T22">[</text:span><text:span text:style-name="T21"><text:reference-ref text:reference-format="text" text:ref-name="ref-web1.0">19</text:reference-ref></text:span><text:span text:style-name="T21">, </text:span><text:span text:style-name="T10">p. 1</text:span><text:span text:style-name="T21">]</text:span>. É a interface mais comum da Internet, que pode ser visualizada / utilizada através dos navegadores web (<text:span text:style-name="T9">browsers</text:span>) que permitem a interação de conteúdos multimídia como textos com ligações (<text:span text:style-name="T9">links</text:span>), imagens, formulários, vídeos e qualquer outro tipo de interatividade [<text:reference-ref text:reference-format="text" text:ref-name="ref-web2">2</text:reference-ref>, <text:reference-ref text:reference-format="text" text:ref-name="ref-glossarioweb3">3</text:reference-ref>, <text:reference-ref text:reference-format="text" text:ref-name="ref-timberners4">4</text:reference-ref>, <text:reference-ref text:reference-format="text" text:ref-name="ref-weaving-the-web20">20</text:reference-ref>, <text:reference-ref text:reference-format="text" text:ref-name="ref-html4.0-23">23</text:reference-ref> <text:span text:style-name="T9">p. 31</text:span>, <text:reference-ref text:reference-format="text" text:ref-name="ref-tanembauer-28">28</text:reference-ref> <text:span text:style-name="T9">p. 651</text:span>].</text:p>
      <text:p text:style-name="P7">(REVISAR E AJEITAR AS REFERÊNCIAS DAQUI PRA FRENTE)</text:p>
      <text:p text:style-name="P8">Berners-Lee também fundou em 1994 a W3C (<text:span text:style-name="T9">World Wide Web Consortium</text:span>), órgão responsável pela padronização por tudo que é relativo à web. É a instituição mais importante sobre o assunto “web”. As criações e idéias deste pesquisador viabilizaram o surgimento de conceitos e especificações de URL (Uniform Resource Locator), HTTP e da linguagem HTML.</text:p>
      <text:p text:style-name="P8">Tudo isso começou no meio acadêmico quando Berners-Lee buscava um jeito mais prático e fácil de compartilhar informações com outros pesquisadores e resolveu então adotar um conceito já existente de hipertexto e deu início ao projeto chamado Enquire, que mais tarde passou a se chamar WWW.</text:p>
      <text:p text:style-name="P8"><text:soft-page-break/>Berners-Lee foi condecorado com uma série de premiações e homenagens pela sua criação, esta que curiosamente não foi patenteada por ele, o físico garante que não se arrepende da sua decisão, que poderia tê-lo tornado biliardário.</text:p>
      <text:p text:style-name="P8">Atualmente, o físico se dedica a evoluir ainda mais a rede à frente de um projeto de “web semântica”, que é chamada por muitos autores de “web 3.0”.</text:p>
      <text:p text:style-name="P7">http://idgnow.uol.com.br/10anos/2007/07/07/tim_berners_lee/</text:p>
      <text:p text:style-name="P7">http://veja.abril.com.br/especiais/tecnologia_2006/p_040.html</text:p>
      <text:list text:style-name="Outline" text:continue-numbering="true">
        <text:list-item>
          <text:h text:style-name="P21" text:outline-level="1"><text:reference-mark-start text:name="cap. Aplicações Práticas da Internet"/>Aplicações práticas da web<text:reference-mark-end text:name="cap. Aplicações Práticas da Internet"/></text:h>
        </text:list-item>
      </text:list>
      <text:p text:style-name="P7">IGNORE ESTA MINI INTRODUÇÃO! RASCUNHO (retirado da introdução antiga, precisa ser reescrita)</text:p>
      <text:p text:style-name="Standard">Mesmo que na maioria das vezes oculta para o usuário final, toda essa facilidade depende da capacidade do <text:span text:style-name="T9">hardware</text:span> (velocidade, disponibilidade e confiança da rede, por exemplo) e de uma engenharia de <text:span text:style-name="T9">software</text:span> (capacidade e confiabilidade do <text:span text:style-name="T9">software</text:span><text:span text:style-name="T19">, facilidade de uso de ferramentas para a produção de conteúdo, integração entre as tecnologias etc).</text:span></text:p>
      <text:p text:style-name="Standard"><text:span text:style-name="T19">A tendência é que seja cada vez mais fácil produzir conteúdos estáticos e até dinâmicos, conforme as próprias linguagens de programação se adaptam à realidade web e novas linguagens e scripts surgem com o objetivo de popularizar também cada vez mais a parte da </text:span><text:span text:style-name="T9">programação web</text:span><text:span text:style-name="T19">.</text:span></text:p>
      <text:list text:style-name="Outline" text:continue-numbering="true">
        <text:list-item>
          <text:list text:continue-numbering="true">
            <text:list-item>
              <text:h text:style-name="Heading_20_2" text:outline-level="2">Publicação de informação</text:h>
            </text:list-item>
          </text:list>
        </text:list-item>
      </text:list>
      <text:p text:style-name="Standard">Técnica ou científica, “cartão de visista” de instituições, blogs especializados etc.</text:p>
      <text:list text:style-name="Outline" text:continue-numbering="true">
        <text:list-item>
          <text:list text:continue-numbering="true">
            <text:list-item>
              <text:h text:style-name="Heading_20_2" text:outline-level="2">Troca de informações</text:h>
            </text:list-item>
          </text:list>
        </text:list-item>
      </text:list>
      <text:p text:style-name="Standard">Email, fórum, chat, redes sociais etc.</text:p>
      <text:list text:style-name="Outline" text:continue-numbering="true">
        <text:list-item>
          <text:list text:continue-numbering="true">
            <text:list-item>
              <text:h text:style-name="Heading_20_2" text:outline-level="2">Comércio em geral</text:h>
            </text:list-item>
          </text:list>
        </text:list-item>
      </text:list>
      <text:p text:style-name="Standard">E-commerce, publicidade etc.</text:p>
      <text:list text:style-name="Outline" text:continue-numbering="true">
        <text:list-item>
          <text:list text:continue-numbering="true">
            <text:list-item>
              <text:h text:style-name="Heading_20_2" text:outline-level="2">Entretenimento</text:h>
            </text:list-item>
          </text:list>
        </text:list-item>
      </text:list>
      <text:p text:style-name="Standard">Fotos, vídeos, galerias de arte, páginas pessoais, jogos etc.</text:p>
      <text:list text:style-name="Outline" text:continue-numbering="true">
        <text:list-item>
          <text:h text:style-name="Heading_20_1" text:outline-level="1"><text:reference-mark-start text:name="cap. Evolução dos Conceitos e Tecnologias"/>Evolução dos conceitos e tecnologias<text:reference-mark-end text:name="cap. Evolução dos Conceitos e Tecnologias"/></text:h>
          <text:list>
            <text:list-item>
              <text:h text:style-name="Heading_20_2" text:outline-level="2"><text:reference-mark-start text:name="cap. Necessidade de padrões"/>Necessidade de padrões<text:reference-mark-end text:name="cap. Necessidade de padrões"/></text:h>
            </text:list-item>
          </text:list>
        </text:list-item>
      </text:list>
      <text:p text:style-name="Standard">A necessidade de padrões web é necessária para a criação de web sites compatíveis hoje e amanhã, essa padronização deve ser seguida pelos navegadores, designers e programadores.</text:p>
      <text:p text:style-name="Standard">Esta necessidade nasceu com a concorrência dos grandes navegadores quando a aceitação pelos mesmos foi enorme, uma das grandes batalhas foi entre os navegadores da Netscape e Microsoft Internet Explorer que ao mesmo tempo em que disputavam usuários deixavam de lado a padronização da programação web, criando assim novas versões de sites no mesmo ritmo que os navegadores evoluíam.</text:p>
      <text:p text:style-name="Standard">A web em termos de aceitação é a maior mídia de todos os tempos e está a frente de qualquer outra, este crescimento exponencial fez com que o sucesso comercial precedesse o desenvolvimento de padrões industriais.</text:p>
      <text:p text:style-name="Standard">Os padrões web funcionam hoje como ferramentas de trabalho para os desenvolvedores passou a ser um pré-requisito na criação de web sites compatíveis com a rede, reduzindo o custo de muitas empresas com a reestruturação de suas páginas a cada navegador ou versão do mesmo lançado, além do que o desenvolvimento de sites dentro dos padrões faz com que navegadores desenvolvidos para pessoas com necessidades especiais funcionem corretamente.</text:p>
      <text:p text:style-name="P7">FONTE: Projetando Web Sites Compatíveis (10-11)</text:p>
      <text:p text:style-name="Standard">Criador da World Wide Web em 1986, Tim Berners Lee lançou em 1994 a W3C (World Wide Web) que contava aproximadamente com 500 organizações no consórcio, ela é a responsável pela elaboração de padrões e diretrizes da programação web. Entre as especificações elaboradas temos o a HTML, CSS, XML, XHTML, DOM (Document Object Model) entre outras.</text:p>
      <text:p text:style-name="Standard">A W3C chamou estas padronizações de “Recomendações” o que inicialmente não encorajou a Microsoft e Netscape a seguirem tais na implementação de seus navegadores com o rigor estabelecido.</text:p>
      <text:p text:style-name="Standard"><text:soft-page-break/>Com o passar dos anos outra entidades como Web Standards Project e ECMA (European Computer Manufactures Association) começaram a citar os padrões web como uma necessidade emergente no desenvolvimento de web sites compatíveis e com o passar dos anos e versões estes padrões foram sendo instaurados nos mesmos.</text:p>
      <text:p text:style-name="P7">FONTE: Projetando Web Sites Compatíveis (5-7)</text:p>
      <text:list text:style-name="Outline" text:continue-numbering="true">
        <text:list-item>
          <text:list text:continue-numbering="true">
            <text:list-item>
              <text:h text:style-name="Heading_20_2" text:outline-level="2"><text:reference-mark-start text:name="cap. Evolução dos navegadores web"/>Evolução dos navegadores web<text:reference-mark-end text:name="cap. Evolução dos navegadores web"/></text:h>
            </text:list-item>
          </text:list>
        </text:list-item>
      </text:list>
      <text:p text:style-name="Standard">Mosaic, Netscape Navigator, Spyglass, Internet Explorer, Opera, Firefox, SeaMonkey, Safari etc.</text:p>
      <text:list text:style-name="Outline" text:continue-numbering="true">
        <text:list-item>
          <text:list text:continue-numbering="true">
            <text:list-item>
              <text:h text:style-name="Heading_20_2" text:outline-level="2"><text:reference-mark-start text:name="cap. evolução dos conceitos envolvidos"/>Evolução dos conceitos envolvidos<text:reference-mark-end text:name="cap. evolução dos conceitos envolvidos"/></text:h>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Conteúdo estático</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Conteúdo dinâmico e internativo</text:h>
                </text:list-item>
              </text:list>
            </text:list-item>
          </text:list>
        </text:list-item>
      </text:list>
      <text:p text:style-name="Standard">Bla bla bla. Comércio eletrônico</text:p>
      <text:list text:style-name="Outline" text:continue-numbering="true">
        <text:list-item>
          <text:list text:continue-numbering="true">
            <text:list-item>
              <text:list text:continue-numbering="true">
                <text:list-item>
                  <text:h text:style-name="Heading_20_3" text:outline-level="3">Conteúdo colaborativo (web 2.0)</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Web semântica (web 3.0)</text:h>
                </text:list-item>
              </text:list>
            </text:list-item>
          </text:list>
        </text:list-item>
      </text:list>
      <text:p text:style-name="Standard">Bla bla bla.</text:p>
      <text:list text:style-name="Outline" text:continue-numbering="true">
        <text:list-item>
          <text:list text:continue-numbering="true">
            <text:list-item>
              <text:h text:style-name="Heading_20_2" text:outline-level="2"><text:reference-mark-start text:name="cap. programção web"/>Programação web<text:reference-mark-end text:name="cap. programção web"/></text:h>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text:soft-page-break/>Visão geral cronológica das tecnologias</text:h>
                </text:list-item>
              </text:list>
            </text:list-item>
          </text:list>
        </text:list-item>
      </text:list>
      <text:p text:style-name="P7">Fazer gráfico mostrando o período em que as tecnologias eram mais populares na linha do tempo.</text:p>
      <text:list text:style-name="Outline" text:continue-numbering="true">
        <text:list-item>
          <text:list text:continue-numbering="true">
            <text:list-item>
              <text:list text:continue-numbering="true">
                <text:list-item>
                  <text:h text:style-name="Heading_20_3" text:outline-level="3">Executada no lado do cliente</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 HTML"/>HTML (tags, formatação)<text:reference-mark-end text:name="cap. HTML"/></text:h>
                    </text:list-item>
                  </text:list>
                </text:list-item>
              </text:list>
            </text:list-item>
          </text:list>
        </text:list-item>
      </text:list>
      <text:p text:style-name="P7">INCLUIR DATAS! RESPONDER À PERGUNTA: POR QUE SURGIU??</text:p>
      <text:p text:style-name="Standard">Tim Berners-Lee criou uma linguagem chamada HTML (<text:span text:style-name="T9">Hypertext Markup Language</text:span>), a mesma é utilizada para publicar na Internet documentos com cabeçalhos, textos, tabelas, listas, imagens entre outras. Ela foi muito popularizada com a criação do navegador MOSAIC. (<text:span text:style-name="T34">pág. 19, http://ftp.tdcnorge.no/pub/networking/www/doc/html40.pdf</text:span>)</text:p>
      <text:p text:style-name="Standard">HTML <text:s/>foi desenvolvida com a visão que todos os dispositivos como PCs, celulares, <text:s/>dispositivos de mão, <text:s/>computadores com alta ou baixa largura de banda devem ser capazes de utilizar essas informações sobre a web. (<text:span text:style-name="T34">pág. 19, http://ftp.tdcnorge.no/pub/networking/www/doc/html40.pdf</text:span>)</text:p>
      <text:p text:style-name="Standard">Umas das maiores vantagens dessa linguagem é a facilidade de manipulação, pois a mesma é considerada a linguagem de programação mais simples desenvolvida. Por ser uma linguagem para criação e manipulação de textos um programador não preciso ter um grande conhecimento em lógicas de programação. (<text:span text:style-name="T34">pág. 19, http://ftp.tdcnorge.no/pub/networking/www/doc/html40.pdf</text:span>) (pag. 40 Christian Alfim Marcondes, HTML 4.0 Fundamental)</text:p>
      <text:p text:style-name="Standard">Umas das grandes vantagens dessa linguagem é que além de ser pequena e simples, ela não necessita manter uma conexão ativa com o provedor. Assim o computador recebe o código do servidor e só então são decodificados pelo navegador, além disso como como o HTML é um arquivo de texto, ele pode ser editado em qualquer programa de texto, <text:s/>o que torna uma ferramenta mais barata, rápida e acessível, a única restrição seria salvar a página em .HTM ou .HTML. (<text:span text:style-name="T34">pag. 40 Christian Alfim Marcondes, HTML 4.0 Fundamental</text:span>)</text:p>
      <text:p text:style-name="P7"><text:soft-page-break/>Ver http://www.w3.org/People/Raggett/book4/ch02.html</text:p>
      <text:list text:style-name="Outline" text:continue-numbering="true">
        <text:list-item>
          <text:list text:continue-numbering="true">
            <text:list-item>
              <text:list text:continue-numbering="true">
                <text:list-item>
                  <text:list text:continue-numbering="true">
                    <text:list-item>
                      <text:h text:style-name="Heading_20_4" text:outline-level="4">Estilos em cascata (CSS)</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XML, LaTeX</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Javascript</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ctiveX</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Flash</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Shockwave</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Silverlight</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pplet (Java)</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Executada no lado do servidor</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CGI (C / C++)</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CGI (Perl)</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Visual Basic</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PHP</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Cold Fusion</text:h>
                    </text:list-item>
                  </text:list>
                </text:list-item>
              </text:list>
            </text:list-item>
          </text:list>
        </text:list-item>
      </text:list>
      <text:p text:style-name="P7">RESPONDER À PERGUNTA: POR QUE SURGIU??</text:p>
      <text:p text:style-name="Standard">Esta linguagem de programação foi lançada em 1995 por J.J e Jeremy Allaire, esta linguagem de programação é uma plataforma de desenvolvimento rápida de aplicativos para criação de web sites dinâmicos para web.</text:p>
      <text:p text:style-name="Standard">O Cold Fusion também foi criado para o RAD (Rapid Application development), ele abstrai desde as tarefas de baixo nível como as de programação complexa, como exemplo consultas em bancos de dados, estabelecimento de conexão com servidores de email. </text:p>
      <text:p text:style-name="Standard">Também temos como vantagens desta linguagem de programação é que ela está disponível para os sistemas operacionais e servidores mais utilizados na atualidade como Windows 95/98/NT/2000, Solaris, Linux.</text:p>
      <text:p text:style-name="Standard"><text:soft-page-break/>A configuração no servidor de aplicativos e sua execução pode ser feita no modo CGI ou dentro do contexto de muitas outras APIs de servidor web conhecidas, como ISAPI, NSAPI e WSAPI, isso inclui como citação os servidores web Internet Information Services da Microsoft, Personal Web Server da Microsoft, WebSite Pro da O’Reilly e no Apache.</text:p>
      <text:p text:style-name="Standard">O Cold Fusion não é apenas páginas da web que funcionam juntas para permitir que os usuários executem tarefas, essa arquitetura é formada por diversos componentes que formam este ambiente:</text:p>
      <text:p text:style-name="Standard">Cold Fusion Application Server – Ele é o responsável por receber os códigos CFML das páginas programadas nesta linguagem, faz a interpretação desta linguagem e então a retorna para o servidor web para que esse envie a saída para o navegador do usuário.</text:p>
      <text:p text:style-name="Standard">Cold Fusion Studio – É a IDE (Integrated Development Environment), ou seja, é o software utilizado pelos programadores para desenvolverem aplicações nesta linguagem, ele auxilia os programadores com as bibliotecas de funções nativas da programação além de depurar e testar os códigos, embora estes possam ser escritos em qualquer editor de texto ASCII.</text:p>
      <text:p text:style-name="P7">Fonte: Programação Cold Fusion (1-5)</text:p>
      <text:list text:style-name="Outline" text:continue-numbering="true">
        <text:list-item>
          <text:list text:continue-numbering="true">
            <text:list-item>
              <text:list text:continue-numbering="true">
                <text:list-item>
                  <text:list text:continue-numbering="true">
                    <text:list-item>
                      <text:h text:style-name="Heading_20_4" text:outline-level="4">ASP</text:h>
                    </text:list-item>
                    <text:list-item>
                      <text:h text:style-name="Heading_20_4" text:outline-level="4">ASP.net</text:h>
                    </text:list-item>
                  </text:list>
                </text:list-item>
              </text:list>
            </text:list-item>
          </text:list>
        </text:list-item>
      </text:list>
      <text:p text:style-name="P7">RESPONDER À PERGUNTA: POR QUE SURGIU??</text:p>
      <text:p text:style-name="Standard">Por volta do ano 2000 a Microsoft anunciou uma nova plataforma de trabalho chamada de .NET e ao mesmo tempo apresentou uma atualização do ASP (linguagem de programação) a linguagem passou a se chamar ASP.NET </text:p>
      <text:p text:style-name="P7">(http://www.ondotnet.com/pub/a/dotnet/2005/09/19/what-is-asp-net.html?page=1)</text:p>
      <text:p text:style-name="Standard"><text:s/>Depois de alguns anos o ASP.NET passou por algumas atualizações passando de 1.0 para 1.1, e agora 2.0</text:p>
      <text:p text:style-name="Text_20_body"><text:soft-page-break/>O ASP.NET é uma linguagem de programação web para criação de web sites dinâmico a mesma trabalha no modelo baseado em evento, onde o servidor fica aguardando uma ação do cliente para executar determinada rotina.</text:p>
      <text:p text:style-name="P20">FONTE: Aprenda em 21 dias ASP.NET (4-8)</text:p>
      <text:list text:style-name="Outline" text:continue-numbering="true">
        <text:list-item>
          <text:list text:continue-numbering="true">
            <text:list-item>
              <text:list text:continue-numbering="true">
                <text:list-item>
                  <text:list text:continue-numbering="true">
                    <text:list-item>
                      <text:h text:style-name="Heading_20_4" text:outline-level="4">JSP / Servlet (Java)</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JSF (Java)</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Ruby</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SISCweb (Lisp / Scheme)</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h text:style-name="Heading_20_3" text:outline-level="3">Execução mista</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plicação servidor + XML + Javascript (Ajax)</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Aplicação servidor + Applet, Flash, Shockwave ou Silverlight</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Agragador de conteúdo dinâmico (RSS)</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Web services (XML, WSDL, SOAP, UDDI etc.)</text:h>
                    </text:list-item>
                  </text:list>
                </text:list-item>
              </text:list>
            </text:list-item>
          </text:list>
        </text:list-item>
      </text:list>
      <text:p text:style-name="Standard">Bla bla bla.</text:p>
      <text:list text:style-name="Outline" text:continue-numbering="true">
        <text:list-item>
          <text:h text:style-name="P3" text:outline-level="1">Considerações finais</text:h>
        </text:list-item>
      </text:list>
      <text:p text:style-name="P8">Bla bla bla</text:p>
      <text:p text:style-name="P25"><text:reference-mark-start text:name="glossario"/>Glossário<text:reference-mark-end text:name="glossario"/></text:p>
      <text:p text:style-name="Standard"><text:span text:style-name="T3">ARPA </text:span><text:span text:style-name="T24">– acrônimo de </text:span><text:span text:style-name="T11">Advanced Research and Projects Agency</text:span><text:span text:style-name="T24">. “</text:span><text:span text:style-name="T22">Agência de Pesquisas em Projetos Avançados” </text:span><text:span text:style-name="T24"><text:s/>em português e que hoje se chama DARPA (</text:span><text:span text:style-name="T11">The Defense Advanced Research Projects Agency</text:span><text:span text:style-name="T24">) é um centro de pesquisas estadunidense com o objetivo de manter a superioridade tecnológica dos Estados Unidos [</text:span><text:span text:style-name="T24"><text:reference-ref text:reference-format="text" text:ref-name="ref-darpa-24">24</text:reference-ref></text:span><text:span text:style-name="T24">].</text:span></text:p>
      <text:p text:style-name="Standard"><text:span text:style-name="T14">Back-bone</text:span><text:span text:style-name="T24"> – como uma “coluna dorsal”, representa a via principal de informações transferidas por uma rede [</text:span><text:span text:style-name="T24"><text:reference-ref text:reference-format="text" text:ref-name="ref-html4.0-23">23</text:reference-ref></text:span><text:span text:style-name="T24"> </text:span><text:span text:style-name="T12">p. 27</text:span><text:span text:style-name="T25">]</text:span><text:span text:style-name="T24">.</text:span></text:p>
      <text:p text:style-name="Standard"><text:span text:style-name="T1">CSS</text:span><text:span text:style-name="T22"> – acrônimo de </text:span><text:span text:style-name="T10">Cascading Style Sheets</text:span><text:span text:style-name="T21">. É um mecanismo para inserir estilos em documentos web [</text:span><text:span text:style-name="T21"><text:reference-ref text:reference-format="text" text:ref-name="ref-w3c-css">6</text:reference-ref></text:span><text:span text:style-name="T21">].</text:span></text:p>
      <text:p text:style-name="Standard"><text:span text:style-name="T20">DARPA</text:span><text:span text:style-name="T21"> – V. ARPA.</text:span></text:p>
      <text:p text:style-name="Standard"><text:span text:style-name="T13">Hyperlink</text:span><text:span text:style-name="T1"> – V. </text:span><text:span text:style-name="T13">link</text:span><text:span text:style-name="T1">.</text:span></text:p>
      <text:p text:style-name="Standard"><text:span text:style-name="T1">HTML</text:span> – acrônimo para a expressão inglesa <text:span text:style-name="T9">HyperText Markup Language </text:span><text:span text:style-name="T19">[</text:span><text:span text:style-name="T19"><text:reference-ref text:reference-format="text" text:ref-name="ref-HTML">1</text:reference-ref></text:span><text:span text:style-name="T19">]</text:span>, que significa Linguagem de Marcação de Hipertexto. V. mais informações no cap. <text:reference-ref text:reference-format="chapter" text:ref-name="cap. HTML">3.4.2.1</text:reference-ref> <text:reference-ref text:reference-format="text" text:ref-name="cap. HTML">HTML (tags, formatação)</text:reference-ref>.</text:p>
      <text:p text:style-name="Standard"><text:span text:style-name="T13">Link </text:span><text:s/>– ligação, hiperligação, <text:span text:style-name="T9">link ou hyperlink</text:span> é um tipo de texto especial que “aponta” (funciona como um atalho ou caminho) para algum documento web. Na formatação clássica (ainda o padrão da maioria dos navegadores), o <text:span text:style-name="T9">link</text:span> aparece sublinhado na cor azul. A palavra <text:span text:style-name="T9">hyperlink</text:span> deriva de <text:span text:style-name="T9">hypertext</text:span>, que foi definida por Ted Nelson em 1965 no livro “Literary Machines” [<text:reference-ref text:reference-format="text" text:ref-name="ref-weaving-the-web20">20</text:reference-ref> <text:span text:style-name="T9">p. 5</text:span>].</text:p>
      <text:p text:style-name="Standard"><text:span text:style-name="T1">web 2.0</text:span> e <text:span text:style-name="T1">web 3.0</text:span> – V. cap. <text:reference-ref text:reference-format="chapter" text:ref-name="cap. evolução dos conceitos envolvidos">3.3</text:reference-ref> <text:reference-ref text:reference-format="text" text:ref-name="cap. evolução dos conceitos envolvidos">Evolução dos conceitos envolvidos</text:reference-ref>.</text:p>
      <text:p text:style-name="Título_20_sem_20_número">Referências bibliográficas<text:span text:style-name="Ref._20_de_20_comentário"><text:span text:style-name="T6"><office:annotation><dc:creator>JAnMR</dc:creator><dc:date>2005-11-09T00:00:00</dc:date><text:p>O título da bibliografia é formatado com </text:p><text:p>o estilo “Título bibliografia” ou </text:p><text:p>“Título sem Número”. Ele não têm numeração</text:p><text:p>mas é incluído no índice.</text:p><text:p>---- JAnMR, 13/06/2006, 00:59 ----</text:p><text:p/></office:annotation></text:span></text:span></text:p>
      <text:p text:style-name="Referência_20_Bibliográfica"><text:span text:style-name="T22">[</text:span><text:reference-mark-start text:name="ref-HTML"/><text:span text:style-name="T22">1</text:span><text:reference-mark-end text:name="ref-HTML"/><text:span text:style-name="T22">] BERNERS-LEE, Tim; CONNOLLY, D. (MIT/W3C). </text:span><text:span text:style-name="T1">Hypertext Markup Language – 2.0</text:span>. USA: 22 set. 1995. Capítulo “Introdution”. <text:span text:style-name="DataURL">Disponível em:</text:span><text:line-break/><text:span text:style-name="URL_20_Bibliografia"><text:span text:style-name="T26">‹ http://www.w3.org/MarkUp/html-spec/html-spec_1.html#SEC1</text:span></text:span><text:span text:style-name="URL_20_Bibliografia"> ›</text:span><text:span text:style-name="DataURL"> (em inglês)</text:span><text:a xlink:type="simple" xlink:href="http://www.meiradarocha.jor.br/news/wp-content/uploads/2007/09/modelo_tcc-2006-10-19a.ott"><text:span text:style-name="T16"><text:line-break/></text:span></text:a><text:span text:style-name="DataURL">Acesso em ago. 2008.</text:span></text:p>
      <text:p text:style-name="Referência_20_Bibliográfica">[<text:reference-mark-start text:name="ref-web2"/>2<text:reference-mark-end text:name="ref-web2"/>] CASTRO, Maria Alice Soares de. <text:span text:style-name="T20">O que é World-Wide Web.</text:span><text:span text:style-name="T19"> </text:span><text:span text:style-name="T22">Referência de HTML.</text:span> São Carlos, SP: 1995, atualizado em 2006. <text:span text:style-name="DataURL">Disponível em:</text:span><text:line-break/><text:span text:style-name="URL_20_Bibliografia"><text:span text:style-name="T26">‹ http://www.icmc.usp.br/ensino/material/html/www.html ›</text:span></text:span><text:a xlink:type="simple" xlink:href="http://www.meiradarocha.jor.br/news/wp-content/uploads/2007/09/modelo_tcc-2006-10-19a.ott"><text:span text:style-name="T16"><text:line-break/></text:span></text:a><text:span text:style-name="DataURL">Acesso em ago. 2008.</text:span></text:p>
      <text:p text:style-name="Referência_20_Bibliográfica">[<text:reference-mark-start text:name="ref-glossarioweb3"/>3<text:reference-mark-end text:name="ref-glossarioweb3"/>] UFSM. <text:span text:style-name="T1">Glossário de informática</text:span>. <text:span text:style-name="DataURL">Disponível em:</text:span><text:line-break/><text:span text:style-name="URL_20_Bibliografia"><text:span text:style-name="T26">‹ http://www.ufsm.br/nusi/Glossario.html#web ›</text:span></text:span><text:a xlink:type="simple" xlink:href="http://www.meiradarocha.jor.br/news/wp-content/uploads/2007/09/modelo_tcc-2006-10-19a.ott"><text:span text:style-name="T16"><text:line-break/></text:span></text:a><text:span text:style-name="DataURL">Acesso em ago. 2008.</text:span></text:p>
      <text:p text:style-name="Referência_20_Bibliográfica">[<text:reference-mark-start text:name="ref-timberners4"/>4<text:reference-mark-end text:name="ref-timberners4"/>] REBÊLO Paulo. <text:span text:style-name="T1">Tim Berners-Lee: inventor da web pensa no futuro da rede</text:span>, São Paulo: 7 jul. 2007 atualizada em 18 set. 2007. Publicado em especial para o IDG Now! <text:span text:style-name="DataURL">Disponível em:</text:span><text:line-break/><text:span text:style-name="URL_20_Bibliografia"><text:span text:style-name="T26">‹ http://idgnow.uol.com.br/10anos/2007/07/07/tim_berners_lee/ ›</text:span></text:span><text:a xlink:type="simple" xlink:href="http://www.meiradarocha.jor.br/news/wp-content/uploads/2007/09/modelo_tcc-2006-10-19a.ott"><text:span text:style-name="T16"><text:line-break/></text:span></text:a><text:span text:style-name="DataURL">Acesso em ago. 2008.</text:span></text:p>
      <text:p text:style-name="Referência_20_Bibliográfica">[<text:reference-mark-start text:name="ref-internet5"/>5<text:reference-mark-end text:name="ref-internet5"/>] CASTRO, Maria Alice Soares de. <text:span text:style-name="T20">O que é Internet.</text:span><text:span text:style-name="T9"> </text:span><text:span text:style-name="T22">Referência de HTML.</text:span><text:span text:style-name="T1"> </text:span>São Carlos, SP: 1995, atualizado em 2006. <text:span text:style-name="DataURL">Disponível em:</text:span><text:line-break/><text:span text:style-name="URL_20_Bibliografia"><text:span text:style-name="T26">‹ http://www.icmc.usp.br/ensino/material/html/internet.html ›</text:span></text:span><text:a xlink:type="simple" xlink:href="http://www.meiradarocha.jor.br/news/wp-content/uploads/2007/09/modelo_tcc-2006-10-19a.ott"><text:span text:style-name="T16"><text:line-break/></text:span></text:a><text:span text:style-name="DataURL">Acesso em ago. 2008.</text:span></text:p>
      <text:p text:style-name="Referência_20_Bibliográfica">[<text:reference-mark-start text:name="ref-w3c-css"/>6<text:reference-mark-end text:name="ref-w3c-css"/>] <text:span text:style-name="T5">World Wide Web Consortium (W3C).</text:span> <text:span text:style-name="T1">Cascading Style Sheets</text:span>. <text:span text:style-name="DataURL">Disponível em:</text:span><text:line-break/><text:span text:style-name="URL_20_Bibliografia"><text:span text:style-name="T26">‹ http://www.w3.org/Style/CSS/ ›</text:span></text:span><text:span text:style-name="DataURL"><text:span text:style-name="T26"> (em inglês)</text:span></text:span><text:a xlink:type="simple" xlink:href="http://www.meiradarocha.jor.br/news/wp-content/uploads/2007/09/modelo_tcc-2006-10-19a.ott"><text:span text:style-name="T16"><text:line-break/></text:span></text:a><text:span text:style-name="DataURL">Acesso em ago. 2008.</text:span></text:p>
      <text:p text:style-name="Referência_20_Bibliográfica">[<text:reference-mark-start text:name="ref-evolucweb7"/>7<text:reference-mark-end text:name="ref-evolucweb7"/>] <text:s/>DINIZ, Vagner; CECONNI, Carlos. <text:span text:style-name="T1">Internet e Web: passado, presente e futuro.</text:span> Planeta Web. São Paulo: W3C Escritório Brasil, jun/jul. 2008. <text:s/><text:span text:style-name="DataURL">Disponível em:</text:span><text:line-break/><text:span text:style-name="URL_20_Bibliografia"><text:span text:style-name="T26">‹ http://www.w3c.br/palestras/internet-web-jun-jul-2008/internetWeb-02.html ›</text:span></text:span><text:a xlink:type="simple" xlink:href="http://www.meiradarocha.jor.br/news/wp-content/uploads/2007/09/modelo_tcc-2006-10-19a.ott"><text:span text:style-name="T16"><text:line-break/></text:span></text:a><text:span text:style-name="DataURL">Acesso em ago. 2008.</text:span></text:p>
      <text:p text:style-name="Referência_20_Bibliográfica">[<text:reference-mark-start text:name="ref-evolucweb8"/>8<text:reference-mark-end text:name="ref-evolucweb8"/>] <text:span text:style-name="Citation"><text:span text:style-name="T19">SABATTINI, Renato M. E</text:span></text:span>. <text:span text:style-name="T1">As Dez Tecnologias Mais Promissoras para o Futuro dos Municípios. </text:span><text:span text:style-name="Citation"><text:span text:style-name="T19">Unicamp e Instituto Edumed</text:span></text:span>. Campinas, SP:<text:span text:style-name="T21"> </text:span>2008. <text:s/><text:span text:style-name="DataURL">Disponível em:</text:span><text:line-break/><text:span text:style-name="URL_20_Bibliografia"><text:span text:style-name="T26">‹ http://www.conip.com.br/municipais2008/palestras/Renato%20Sabbatini%20-%2011_20h.pdf ›</text:span></text:span><text:a xlink:type="simple" xlink:href="http://www.meiradarocha.jor.br/news/wp-content/uploads/2007/09/modelo_tcc-2006-10-19a.ott"><text:span text:style-name="T16"><text:line-break/></text:span></text:a><text:span text:style-name="DataURL">Acesso em ago. 2008.</text:span></text:p>
      <text:p text:style-name="Referência_20_Bibliográfica"><text:span text:style-name="Citation"><text:span text:style-name="T19">[</text:span></text:span><text:reference-mark-start text:name="ref-gromov9"/><text:span text:style-name="Citation"><text:span text:style-name="T19">9</text:span></text:span><text:reference-mark-end text:name="ref-gromov9"/><text:span text:style-name="Citation"><text:span text:style-name="T19">] GROMOV, Gregory</text:span></text:span><text:span text:style-name="DataURL">. </text:span><text:span text:style-name="T1">Roads and Crossroads of Internet History.</text:span><text:span text:style-name="DataURL"><text:span text:style-name="T1"> </text:span></text:span>USA:<text:span text:style-name="T21"> </text:span>2006.<text:line-break/><text:span text:style-name="DataURL">Disponível em:<text:line-break/></text:span><text:span text:style-name="URL_20_Bibliografia"><text:span text:style-name="T26">‹ http://www.netvalley.com/cgi-bin/intval/net_history.pl?chapter=1 ›</text:span></text:span><text:span text:style-name="DataURL"><text:span text:style-name="T26"> (em inglês)</text:span></text:span><text:a xlink:type="simple" xlink:href="http://www.meiradarocha.jor.br/news/wp-content/uploads/2007/09/modelo_tcc-2006-10-19a.ott"><text:span text:style-name="DataURL"><text:span text:style-name="T16"><text:line-break/></text:span></text:span></text:a><text:span text:style-name="DataURL">Acesso em mai. 2008.</text:span></text:p>
      <text:p text:style-name="Referência_20_Bibliográfica"><text:span text:style-name="Citation"><text:span text:style-name="T19">[</text:span></text:span><text:reference-mark-start text:name="ref-historia-net10"/><text:span text:style-name="Citation"><text:span text:style-name="T19">10</text:span></text:span><text:reference-mark-end text:name="ref-historia-net10"/><text:span text:style-name="Citation"><text:span text:style-name="T19">] LEINER, Barry M. et al.</text:span></text:span> <text:span text:style-name="T1">A Brief History of the Internet.</text:span><text:span text:style-name="T22"> ed. Rev. 3.32.<text:line-break/></text:span>USA:<text:span text:style-name="T21"> 10 dez. </text:span>2003. <text:span text:style-name="DataURL">Disponível em:<text:line-break/></text:span><text:span text:style-name="URL_20_Bibliografia"><text:span text:style-name="T26">‹ http://www.isoc.org/internet/history/brief.shtml ›</text:span></text:span><text:span text:style-name="DataURL"><text:span text:style-name="T26"> (em inglês)</text:span></text:span><text:span text:style-name="URL_20_Bibliografia"><text:span text:style-name="T26"><text:line-break/></text:span></text:span><text:span text:style-name="DataURL"><text:span text:style-name="T23">Acesso em ago. 2008.</text:span></text:span></text:p>
      <text:p text:style-name="Referência_20_Bibliográfica"><text:span text:style-name="T28">[</text:span><text:reference-mark-start text:name="ref-webstats11"/><text:span text:style-name="T28">11</text:span><text:reference-mark-end text:name="ref-webstats11"/><text:span text:style-name="T28">] INTERNET WORLD STATS. </text:span><text:span text:style-name="T30">Usage and Population Statistics.</text:span><text:span text:style-name="T18"> </text:span><text:span text:style-name="DataURL"><text:span text:style-name="T23">Disponível em:</text:span></text:span><text:span text:style-name="T18"><text:line-break/></text:span><text:span text:style-name="URL_20_Bibliografia"><text:span text:style-name="T23">‹ http://www.internetworldstats.com/stats.htm ›</text:span></text:span><text:span text:style-name="DataURL"><text:span text:style-name="T23"> (em inglês)</text:span></text:span><text:span text:style-name="T18"><text:line-break/></text:span><text:span text:style-name="DataURL"><text:span text:style-name="T29">Acesso em ago. 2008.</text:span></text:span></text:p>
      <text:p text:style-name="Referência_20_Bibliográfica"><text:soft-page-break/><text:span text:style-name="T29">[</text:span><text:reference-mark-start text:name="ref-gary12"/><text:span text:style-name="T29">12</text:span><text:reference-mark-end text:name="ref-gary12"/><text:span text:style-name="T29">] HAYES, Gary. </text:span><text:span text:style-name="T31">Virtual Worlds, Web 3.0 and Portable Profiles.<text:line-break/></text:span><text:span text:style-name="T29">27 ago. 2006. </text:span><text:span text:style-name="DataURL"><text:span text:style-name="T29">Disponível em:</text:span></text:span><text:span text:style-name="T18"><text:line-break/></text:span><text:span text:style-name="URL_20_Bibliografia"><text:span text:style-name="T23">‹ http://www.personalizemedia.com/virtual-worlds-web-30-and-portable-profiles/ › </text:span></text:span><text:span text:style-name="DataURL"><text:span text:style-name="T23">(em inglês)</text:span></text:span><text:span text:style-name="DataURL"><text:span text:style-name="T18"><text:line-break/></text:span></text:span><text:span text:style-name="DataURL"><text:span text:style-name="T23">Acesso em fev. 2008.</text:span></text:span></text:p>
      <text:p text:style-name="Referência_20_Bibliográfica"><text:span text:style-name="T29">[</text:span><text:reference-mark-start text:name="ref-cetic13"/><text:span text:style-name="T29">13</text:span><text:reference-mark-end text:name="ref-cetic13"/><text:span text:style-name="T29">] </text:span><text:span text:style-name="T7">Centro de Estudos sobre as Tecnologias da Informação e da Comunicação (CETIC).</text:span><text:span text:style-name="T29"> </text:span><text:span text:style-name="T31">TIC Domicílios 2007</text:span><text:span text:style-name="T29">: Habilidades com o Computador e a Internet. Brasil: 2007.</text:span><text:span text:style-name="T18"> </text:span><text:span text:style-name="DataURL"><text:span text:style-name="T23">Disponível em:</text:span></text:span><text:span text:style-name="T18"><text:line-break/></text:span><text:span text:style-name="URL_20_Bibliografia"><text:span text:style-name="T23">‹ http://www.cetic.br/usuarios/tic/2007/destaques-habilidades-na-internet-tic-2007.pdf ›</text:span></text:span><text:span text:style-name="DataURL"><text:span text:style-name="T18"><text:line-break/></text:span></text:span><text:span text:style-name="DataURL"><text:span text:style-name="T23">Acesso em ago. 2008.</text:span></text:span></text:p>
      <text:p text:style-name="Referência_20_Bibliográfica"><text:span text:style-name="T29">[</text:span><text:reference-mark-start text:name="ref-cetic14"/><text:span text:style-name="T29">14</text:span><text:reference-mark-end text:name="ref-cetic14"/><text:span text:style-name="T29">] VIEIRA, Augusto Cesar Gadelha et al. </text:span><text:span text:style-name="T7">(CETIC). </text:span><text:span text:style-name="T31">Pesquisa sobre o uso das tecnologias da informação e da comunicação no Brasil 2007. </text:span><text:span text:style-name="T29">Brasil: 2007.</text:span><text:span text:style-name="T18"> </text:span><text:span text:style-name="DataURL"><text:span text:style-name="T18">Disponível em:<text:line-break/></text:span></text:span><text:span text:style-name="URL_20_Bibliografia"><text:span text:style-name="T23">‹ http://www.cetic.br/tic/2007/indicadores-cgibr-2007.pdf ›</text:span></text:span><text:span text:style-name="DataURL"><text:span text:style-name="T18"><text:line-break/></text:span></text:span><text:span text:style-name="DataURL"><text:span text:style-name="T23">Acesso em ago. 2008.</text:span></text:span></text:p>
      <text:p text:style-name="Referência_20_Bibliográfica"><text:span text:style-name="T29">[</text:span><text:reference-mark-start text:name="ref-uso15"/><text:span text:style-name="T29">15</text:span><text:reference-mark-end text:name="ref-uso15"/><text:span text:style-name="T29">] SANTOS, Gilberto Lacerda (UnB / USP). </text:span><text:span text:style-name="T31">A internet na escola fundamental</text:span><text:span text:style-name="T29">: sondagem de modos de uso por professores. São Paulo: 2003. ISSN: 1517-9702.</text:span><text:span text:style-name="T18"><text:line-break/></text:span><text:span text:style-name="DataURL"><text:span text:style-name="T23">Disponível em:</text:span></text:span><text:span text:style-name="DataURL"><text:span text:style-name="T18"><text:line-break/></text:span></text:span><text:span text:style-name="URL_20_Bibliografia"><text:span text:style-name="T23">‹ http://redalyc.uaemex.mx/redalyc/pdf/298/29829208.pdf ›</text:span></text:span><text:span text:style-name="DataURL"><text:span text:style-name="T18"><text:line-break/></text:span></text:span><text:span text:style-name="DataURL"><text:span text:style-name="T23">Acesso em ago. 2008.</text:span></text:span></text:p>
      <text:p text:style-name="Referência_20_Bibliográfica"><text:span text:style-name="T29">[</text:span><text:reference-mark-start text:name="ref-epoca16"/><text:span text:style-name="T29">16</text:span><text:reference-mark-end text:name="ref-epoca16"/><text:span text:style-name="T29">] </text:span><text:span text:style-name="T7">Ravache</text:span><text:span text:style-name="T29">, Guilherme. </text:span><text:span text:style-name="T31">A terceira geração da web</text:span><text:span text:style-name="T29">. Revista Época: 16 abr. 2007.</text:span><text:span text:style-name="T18"> </text:span><text:span text:style-name="DataURL"><text:span text:style-name="T23">Disponível em:</text:span></text:span><text:span text:style-name="T18"><text:line-break/></text:span><text:span text:style-name="URL_20_Bibliografia"><text:span text:style-name="T23">‹ http://revistaepoca.globo.com/Revista/Epoca/0,,EDG77010-6014,00-A%2BTERCEIRA%2BGERACAO%2BDA%2BWEB.html ›</text:span></text:span><text:a xlink:type="simple" xlink:href="http://www.meiradarocha.jor.br/news/wp-content/uploads/2007/09/modelo_tcc-2006-10-19a.ott"><text:span text:style-name="T17"><text:line-break/></text:span></text:a><text:span text:style-name="DataURL"><text:span text:style-name="T23">Acesso em ago. 2008.</text:span></text:span></text:p>
      <text:p text:style-name="Referência_20_Bibliográfica"><text:span text:style-name="T29">[</text:span><text:reference-mark-start text:name="ref-web2-17"/><text:span text:style-name="T29">17</text:span><text:reference-mark-end text:name="ref-web2-17"/><text:span text:style-name="T29">] </text:span><text:span text:style-name="T7">FOLHA DE S. PAULO</text:span><text:span text:style-name="T29">. </text:span><text:span text:style-name="T31">Entenda o que é a Web 2.0</text:span><text:span text:style-name="T29">. Publicado no Caderno Informática. São Paulo: 10 jun. 2006.</text:span><text:span text:style-name="T18"> </text:span><text:span text:style-name="DataURL"><text:span text:style-name="T23">Disponível em:</text:span></text:span><text:span text:style-name="T18"><text:line-break/></text:span><text:span text:style-name="URL_20_Bibliografia"><text:span text:style-name="T23">‹ http://www1.folha.uol.com.br/folha/informatica/ult124u20173.shtml ›</text:span></text:span><text:a xlink:type="simple" xlink:href="http://www.meiradarocha.jor.br/news/wp-content/uploads/2007/09/modelo_tcc-2006-10-19a.ott"><text:span text:style-name="T17"><text:line-break/></text:span></text:a><text:span text:style-name="DataURL"><text:span text:style-name="T23">Acesso em ago. 2008.</text:span></text:span></text:p>
      <text:p text:style-name="Referência_20_Bibliográfica"><text:span text:style-name="T29">[</text:span><text:reference-mark-start text:name="ref-ross-18"/><text:span text:style-name="T29">18</text:span><text:reference-mark-end text:name="ref-ross-18"/><text:span text:style-name="T29">] ROSS, David E. Millard Martin. </text:span><text:span text:style-name="T31">Web 2.0: hypertext by any other name?</text:span><text:span text:style-name="T29"> New York, NY, USA: 2006.</text:span><text:span text:style-name="DataURL"><text:span text:style-name="T29"> </text:span></text:span><text:span text:style-name="DataURL"><text:span text:style-name="T18"><text:s/></text:span></text:span><text:span text:style-name="DataURL"><text:span text:style-name="T23">Disponível em:</text:span></text:span><text:span text:style-name="DataURL"><text:span text:style-name="T18"><text:line-break/></text:span></text:span><text:span text:style-name="URL_20_Bibliografia"><text:span text:style-name="T23">‹ http://portal.acm.org/citation.cfm?id=1149947 </text:span></text:span><text:a xlink:type="simple" xlink:href="http://www.meiradarocha.jor.br/news/wp-content/uploads/2007/09/modelo_tcc-2006-10-19a.ott"><text:span text:style-name="URL_20_Bibliografia"><text:span text:style-name="T23">›</text:span></text:span></text:a><text:a xlink:type="simple" xlink:href="http://www.meiradarocha.jor.br/news/wp-content/uploads/2007/09/modelo_tcc-2006-10-19a.ott"><text:span text:style-name="DataURL"><text:span text:style-name="T23"> (em inglês, U$ 10,00 para baixar)</text:span></text:span></text:a><text:a xlink:type="simple" xlink:href="http://www.meiradarocha.jor.br/news/wp-content/uploads/2007/09/modelo_tcc-2006-10-19a.ott"><text:span text:style-name="DataURL"><text:span text:style-name="T17"><text:line-break/></text:span></text:span></text:a><text:span text:style-name="DataURL"><text:span text:style-name="T23">Acesso em nov. 2007.</text:span></text:span></text:p>
      <text:p text:style-name="Referência_20_Bibliográfica"><text:span text:style-name="T29">[</text:span><text:reference-mark-start text:name="ref-web1.0"/><text:span text:style-name="T29">19</text:span><text:reference-mark-end text:name="ref-web1.0"/><text:span text:style-name="T29">] BERNERS-LEE, Tim; CAILLIAU, Robert; POLLERMANN, Bernd. </text:span><text:span text:style-name="T31">The World-Wide Web</text:span><text:span text:style-name="T29">: The Information Universe. Switzerland: 1994. </text:span><text:span text:style-name="DataURL"><text:span text:style-name="T18"><text:s/></text:span></text:span><text:span text:style-name="DataURL"><text:span text:style-name="T23">Disponível em:</text:span></text:span><text:span text:style-name="DataURL"><text:span text:style-name="T18"><text:line-break/></text:span></text:span><text:span text:style-name="URL_20_Bibliografia"><text:span text:style-name="T23">‹ http://citeseerx.ist.psu.edu/viewdoc/summary?doi=10.1.1.45.2083 </text:span></text:span><text:a xlink:type="simple" xlink:href="http://www.meiradarocha.jor.br/news/wp-content/uploads/2007/09/modelo_tcc-2006-10-19a.ott"><text:span text:style-name="URL_20_Bibliografia"><text:span text:style-name="T23">›</text:span></text:span></text:a><text:a xlink:type="simple" xlink:href="http://www.meiradarocha.jor.br/news/wp-content/uploads/2007/09/modelo_tcc-2006-10-19a.ott"><text:span text:style-name="DataURL"><text:span text:style-name="T23"> (em inglês)</text:span></text:span></text:a><text:a xlink:type="simple" xlink:href="http://www.meiradarocha.jor.br/news/wp-content/uploads/2007/09/modelo_tcc-2006-10-19a.ott"><text:span text:style-name="DataURL"><text:span text:style-name="T17"><text:line-break/></text:span></text:span></text:a><text:span text:style-name="DataURL"><text:span text:style-name="T23">Acesso em ago. 2008.</text:span></text:span></text:p>
      <text:p text:style-name="Referência_20_Bibliográfica"><text:span text:style-name="T23">[</text:span><text:reference-mark-start text:name="ref-weaving-the-web20"/><text:span text:style-name="T23">20</text:span><text:reference-mark-end text:name="ref-weaving-the-web20"/><text:span text:style-name="T23">] BERNERS-LEE, Tim; FISCHETTI, Mark. </text:span><text:span text:style-name="T2">Weaving the Web: </text:span><text:span text:style-name="T23">The Original Design and Ultimate Destiny of the World Wide Web. HarperBusiness. 1ª ed. New York, USA: 2000.</text:span></text:p>
      <text:p text:style-name="Referência_20_Bibliográfica"><text:span text:style-name="T23">[</text:span><text:reference-mark-start text:name="ref-3.0-21"/><text:span text:style-name="T23">21</text:span><text:reference-mark-end text:name="ref-3.0-21"/><text:span text:style-name="T23">] WELLS, Terri. </text:span><text:span text:style-name="T2">Web 3.0 and SEO.</text:span><text:span text:style-name="T23"> 29 nov. 2006. p. 1 de 4.</text:span><text:span text:style-name="DataURL"><text:span text:style-name="T23"> Disponível em:</text:span></text:span><text:span text:style-name="T23"><text:line-break/></text:span><text:span text:style-name="URL_20_Bibliografia"><text:span text:style-name="T23">‹ http://www.seochat.com/c/a/Search-Engine-News/Web-30-and-SEO/ </text:span></text:span><text:a xlink:type="simple" xlink:href="http://www.meiradarocha.jor.br/news/wp-content/uploads/2007/09/modelo_tcc-2006-10-19a.ott"><text:span text:style-name="URL_20_Bibliografia"><text:span text:style-name="T23">› </text:span></text:span></text:a><text:a xlink:type="simple" xlink:href="http://www.meiradarocha.jor.br/news/wp-content/uploads/2007/09/modelo_tcc-2006-10-19a.ott"><text:span text:style-name="DataURL"><text:span text:style-name="T23">(em inglês)</text:span></text:span></text:a><text:a xlink:type="simple" xlink:href="http://www.meiradarocha.jor.br/news/wp-content/uploads/2007/09/modelo_tcc-2006-10-19a.ott"><text:span text:style-name="DataURL"><text:span text:style-name="T17"><text:line-break/></text:span></text:span></text:a><text:span text:style-name="DataURL"><text:span text:style-name="T23">Acesso em set. 2008.</text:span></text:span></text:p>
      <text:p text:style-name="Referência_20_Bibliográfica"><text:span text:style-name="T23">[</text:span><text:reference-mark-start text:name="ref-web3.0-22"/><text:span text:style-name="T23">22</text:span><text:reference-mark-end text:name="ref-web3.0-22"/><text:span text:style-name="T23">] </text:span><text:span text:style-name="T8">Soumokil</text:span><text:span text:style-name="T23">, Geoff. </text:span><text:span text:style-name="T2">Web 3.0</text:span><text:span text:style-name="T23">: The power of the semantic web. 4 jul. 2008. </text:span><text:span text:style-name="DataURL"><text:span text:style-name="T23">Disponível em:</text:span></text:span><text:span text:style-name="T23"><text:line-break/></text:span><text:span text:style-name="URL_20_Bibliografia"><text:span text:style-name="T23">‹ http://www.lifecaptureinc.com/articles/web-3.pdf </text:span></text:span><text:a xlink:type="simple" xlink:href="http://www.meiradarocha.jor.br/news/wp-content/uploads/2007/09/modelo_tcc-2006-10-19a.ott"><text:span text:style-name="URL_20_Bibliografia"><text:span text:style-name="T23">› </text:span></text:span></text:a><text:a xlink:type="simple" xlink:href="http://www.meiradarocha.jor.br/news/wp-content/uploads/2007/09/modelo_tcc-2006-10-19a.ott"><text:span text:style-name="DataURL"><text:span text:style-name="T23">(em inglês)</text:span></text:span></text:a><text:a xlink:type="simple" xlink:href="http://www.meiradarocha.jor.br/news/wp-content/uploads/2007/09/modelo_tcc-2006-10-19a.ott"><text:span text:style-name="DataURL"><text:span text:style-name="T17"><text:line-break/></text:span></text:span></text:a><text:span text:style-name="DataURL"><text:span text:style-name="T23">Acesso em set. 2008.</text:span></text:span></text:p>
      <text:p text:style-name="Referência_20_Bibliográfica"><text:soft-page-break/><text:span text:style-name="T23">[</text:span><text:reference-mark-start text:name="ref-html4.0-23"/><text:span text:style-name="T23">23</text:span><text:reference-mark-end text:name="ref-html4.0-23"/><text:span text:style-name="T23">]</text:span><text:span text:style-name="T25"> </text:span><text:span text:style-name="T23">MARCONDES, Christian Alfim.</text:span><text:span text:style-name="T25"> </text:span><text:span text:style-name="T4">HTML 4.0 Fundamental</text:span><text:span text:style-name="T25">: A Base da Programação para Web. 1ª ed. São Paulo: Érica, 2005.</text:span></text:p>
      <text:p text:style-name="Referência_20_Bibliográfica"><text:span text:style-name="T25">[</text:span><text:reference-mark-start text:name="ref-darpa-24"/><text:span text:style-name="T25">24</text:span><text:reference-mark-end text:name="ref-darpa-24"/><text:span text:style-name="T25">] </text:span><text:span text:style-name="T4">DARPA Mission</text:span><text:span text:style-name="T25"> – Retirado do site oficial da DARPA em:<text:line-break/></text:span><text:span text:style-name="URL_20_Bibliografia"><text:span text:style-name="T25">&lt;</text:span></text:span><text:span text:style-name="URL_20_Bibliografia"> http://www.darpa.mil/body/mission.html &gt;</text:span> <text:span text:style-name="DataURL">(em inglês)</text:span><text:line-break/><text:span text:style-name="DataURL">Acesso em set. 2008</text:span></text:p>
      <text:p text:style-name="Referência_20_Bibliográfica">[<text:reference-mark-start text:name="ref-hauben-history25"/>25<text:reference-mark-end text:name="ref-hauben-history25"/>] <text:span text:style-name="T5">Hauben</text:span>, Ronda. <text:span text:style-name="T1">From the ARPANET to the Internet</text:span>: A Study of the ARPANET TCP/IP Digest and of the Role of Online Communication in the Transition from the ARPANET to the Internet. 1998. <text:span text:style-name="DataURL">Disponível em:</text:span><text:line-break/><text:span text:style-name="URL_20_Bibliografia"><text:span text:style-name="T25">&lt;</text:span></text:span><text:span text:style-name="URL_20_Bibliografia"> http://www.columbia.edu/~rh120/other/tcpdigest_paper.txt &gt;</text:span> <text:span text:style-name="DataURL">(em inglês)</text:span><text:line-break/><text:span text:style-name="DataURL">Acesso em set. 2008</text:span></text:p>
      <text:p text:style-name="Referência_20_Bibliográfica">[<text:reference-mark-start text:name="ref-Times26"/>26<text:reference-mark-end text:name="ref-Times26"/>] MARKOFF, <text:span text:style-name="T33">John</text:span>. <text:span text:style-name="T1">An Internet Pioneer Ponders the Next Revolution</text:span>, Nova Iorque: 20 dez. 1999. Publicado no The New York Times. <text:span text:style-name="DataURL">Disponível em:<text:line-break/></text:span><text:span text:style-name="URL_20_Bibliografia"><text:span text:style-name="T25">&lt;</text:span></text:span><text:span text:style-name="URL_20_Bibliografia"> http://partners.nytimes.com/library/tech/99/12/biztech/articles/122099outlook-bobb.html &gt;</text:span><text:span text:style-name="DataURL"><text:line-break/>Acesso em set. 2008</text:span></text:p>
      <text:p text:style-name="Referência_20_Bibliográfica">[<text:reference-mark-start text:name="ref-isc27"/>27<text:reference-mark-end text:name="ref-isc27"/>] <text:span text:style-name="T5">Internet Systems Consortium</text:span>. <text:span text:style-name="T1">Internet Domain Survey</text:span>: Number of Hosts advertised in the DNS. 2008. <text:span text:style-name="DataURL">Disponível em:<text:line-break/></text:span><text:span text:style-name="URL_20_Bibliografia"><text:span text:style-name="T25">&lt;</text:span></text:span><text:span text:style-name="URL_20_Bibliografia"> http://www.isc.org/index.pl?/ops/ds/ &gt;<text:line-break/></text:span><text:span text:style-name="DataURL">Acesso em set. 2008</text:span></text:p>
      <text:p text:style-name="Referência_20_Bibliográfica">[<text:reference-mark-start text:name="ref-tanembauer-28"/>28<text:reference-mark-end text:name="ref-tanembauer-28"/>] TANENBAUM, Andrews S. <text:span text:style-name="T1">Redes de Computadores</text:span>. 4ª ed. Rio de Janeiro: Elsevier,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Typewriter" svg:font-family="'Lucida Sans Typewriter'"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3"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212cm" fo:line-height="150%" fo:text-align="justify" style:justify-single-word="false" fo:orphans="2" fo:widows="2" fo:hyphenation-ladder-count="no-limit" fo:text-indent="0.75cm" style:auto-text-indent="false" fo:background-color="transparent" style:shadow="none" style:text-autospace="none" style:punctuation-wrap="simple" style:vertical-align="baseline" style:writing-mode="lr-tb">
        <style:tab-stops/>
        <style:background-image/>
      </style:paragraph-properties>
      <style:text-properties style:use-window-font-color="true" style:font-name="Times New Roman1" fo:font-size="12pt" fo:language="pt" fo:country="BR"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next-style-name="Standard" style:class="text">
      <style:paragraph-properties fo:margin-left="0cm" fo:margin-right="0cm" fo:text-indent="0.75cm" style:auto-text-indent="false"/>
    </style:style>
    <style:style style:name="Text_20_body_20_indent" style:display-name="Text body indent" style:family="paragraph" style:parent-style-name="Standard" style:class="text">
      <style:paragraph-properties fo:margin-left="2cm" fo:margin-right="0cm" fo:margin-top="0.212cm" fo:margin-bottom="0.212cm" fo:text-indent="-0.7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First_20_Page" style:default-outline-level="1">
      <style:paragraph-properties fo:margin-left="0cm" fo:margin-right="0cm" fo:margin-top="0cm" fo:margin-bottom="1cm" fo:text-align="center" style:justify-single-word="false" fo:orphans="0" fo:widows="0" fo:text-indent="0cm" style:auto-text-indent="false" style:page-number="auto" fo:keep-with-next="always"/>
      <style:text-properties fo:text-transform="uppercase" style:font-name="Times New Roman2" fo:font-size="14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35cm" fo:margin-bottom="0.212cm" fo:text-align="start" style:justify-single-word="false" fo:text-indent="0cm" style:auto-text-indent="false" style:page-number="auto" fo:break-before="auto" fo:break-after="auto"/>
      <style:text-properties fo:font-variant="normal" fo:text-transform="none" fo:font-size="14pt" style:font-size-asian="14pt" style:font-size-complex="14pt"/>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635cm" fo:margin-bottom="0.212cm" fo:text-indent="0cm" style:auto-text-indent="false">
        <style:tab-stops>
          <style:tab-stop style:position="3cm"/>
          <style:tab-stop style:position="15.833cm"/>
        </style:tab-stops>
      </style:paragraph-properties>
      <style:text-properties fo:font-size="12pt" style:font-size-asian="12pt" style:font-size-complex="12pt"/>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3cm"/>
          <style:tab-stop style:position="3.251cm"/>
          <style:tab-stop style:position="15.833cm"/>
        </style:tab-stops>
      </style:paragraph-properties>
      <style:text-properties fo:font-size="11pt"/>
    </style:style>
    <style:style style:name="Heading_20_5" style:display-name="Heading 5" style:family="paragraph" style:parent-style-name="Heading_20_4" style:next-style-name="Standard" style:list-style-name="Outline" style:class="text" style:default-outline-level="5">
      <style:paragraph-properties fo:margin-left="0cm" fo:margin-right="0cm" fo:text-indent="0cm" style:auto-text-indent="false">
        <style:tab-stops>
          <style:tab-stop style:position="15.833cm"/>
        </style:tab-stops>
      </style:paragraph-properties>
    </style:style>
    <style:style style:name="Heading_20_6" style:display-name="Heading 6" style:family="paragraph" style:parent-style-name="Heading_20_5" style:next-style-name="Standard" style:list-style-name="Outline" style:class="text" style:default-outline-level="6">
      <style:paragraph-properties fo:margin-left="0cm" fo:margin-right="0cm" fo:text-indent="0cm" style:auto-text-indent="false"/>
    </style:style>
    <style:style style:name="Heading_20_7" style:display-name="Heading 7" style:family="paragraph" style:parent-style-name="Heading_20_6" style:next-style-name="Standard" style:list-style-name="Outline" style:class="text" style:default-outline-level="7">
      <style:paragraph-properties fo:margin-left="0cm" fo:margin-right="0cm" fo:text-indent="0cm" style:auto-text-indent="false">
        <style:tab-stops>
          <style:tab-stop style:position="4.501cm"/>
          <style:tab-stop style:position="15.833cm"/>
        </style:tab-stops>
      </style:paragraph-properties>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start" style:justify-single-word="false" fo:text-indent="0cm" style:auto-text-indent="false"/>
      <style:text-properties style:font-name="Arial" fo:font-weight="bold" style:letter-kerning="true" style:font-weight-asian="bold" style:font-name-complex="Arial" style:font-weight-complex="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start" style:justify-single-word="false" fo:text-indent="0cm" style:auto-text-indent="false" fo:keep-with-next="always">
        <style:tab-stops>
          <style:tab-stop style:position="5.752cm"/>
        </style:tab-stops>
      </style:paragraph-properties>
      <style:text-properties style:font-name="Arial" fo:font-weight="bold" style:letter-kerning="true" style:font-weight-asian="bold" style:font-name-complex="Arial" style:font-weight-complex="bold"/>
    </style:style>
    <style:style style:name="Heading_20_10" style:display-name="Heading 10" style:family="paragraph" style:parent-style-name="Title"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fo:margin-left="0cm" fo:margin-right="0cm" fo:margin-top="0.212cm" fo:margin-bottom="0cm" fo:line-height="100%" fo:orphans="0" fo:widows="0" fo:hyphenation-ladder-count="no-limit" fo:text-indent="0cm" style:auto-text-indent="false">
        <style:tab-stops>
          <style:tab-stop style:position="7.795cm" style:type="center"/>
          <style:tab-stop style:position="15.589cm" style:type="right"/>
        </style:tab-stops>
      </style:paragraph-properties>
      <style:text-properties style:font-name="Arial1" fo:font-weight="bold" fo:hyphenate="false" fo:hyphenation-remain-char-count="2" fo:hyphenation-push-char-count="2"/>
    </style:style>
    <style:style style:name="Footer" style:family="paragraph" style:parent-style-name="Standard" style:class="extra">
      <style:paragraph-properties fo:margin-left="0cm" fo:margin-right="0cm" fo:margin-top="0.212cm" fo:margin-bottom="0cm" fo:line-height="100%" fo:text-indent="0cm" style:auto-text-indent="false">
        <style:tab-stops>
          <style:tab-stop style:position="7.795cm" style:type="center"/>
          <style:tab-stop style:position="15.589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212cm" fo:margin-bottom="0.212cm" fo:text-align="center" style:justify-single-word="false" fo:text-indent="0cm" style:auto-text-indent="false"/>
      <style:text-properties style:font-name="Arial" fo:font-size="10pt" fo:font-weight="bold" style:font-size-asian="10pt" style:font-weight-asian="bold" style:font-name-complex="Arial"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auto-update="true" style:class="extra">
      <style:paragraph-properties fo:margin-left="0.503cm" fo:margin-right="0cm" fo:margin-top="0.212cm" fo:margin-bottom="0cm" fo:line-height="100%" fo:text-align="start" style:justify-single-word="false" fo:text-indent="-0.503cm" style:auto-text-indent="false">
        <style:tab-stops/>
      </style:paragraph-properties>
      <style:text-properties fo:font-size="9pt" style:font-size-asian="9pt" style:font-size-complex="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ítulo_20_sem_20_Índice" style:next-style-name="Standard" style:auto-update="true" style:class="index">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auto-update="true" style:class="index">
      <style:paragraph-properties fo:margin-left="0cm" fo:margin-right="0cm" fo:margin-top="0.212cm" fo:margin-bottom="0cm" fo:line-height="100%" fo:text-align="start" style:justify-single-word="false" fo:text-indent="0cm" style:auto-text-indent="false" text:number-lines="true" text:line-number="0">
        <style:tab-stops>
          <style:tab-stop style:position="16cm" style:type="right" style:leader-style="dotted" style:leader-text="."/>
        </style:tab-stops>
      </style:paragraph-properties>
      <style:text-properties fo:font-variant="normal" fo:text-transform="none" style:font-name="Times New Roman2" fo:language="pt" fo:country="BR" fo:font-weight="bold" style:letter-kerning="true" style:language-asian="pt" style:country-asian="BR" style:font-name-complex="Arial"/>
    </style:style>
    <style:style style:name="Contents_20_2" style:display-name="Contents 2" style:family="paragraph" style:parent-style-name="Contents_20_1" style:auto-update="true" style:class="index">
      <style:paragraph-properties fo:margin-left="0cm" fo:margin-right="0cm" fo:margin-top="0.212cm" fo:margin-bottom="0cm" fo:line-height="100%"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Times New Roman3" fo:font-size="11pt" fo:language="pt" fo:country="BR" fo:font-style="italic" fo:font-weight="normal" style:letter-kerning="true" style:font-size-asian="11pt" style:language-asian="pt" style:country-asian="BR" style:font-name-complex="Arial" style:font-size-complex="11pt"/>
    </style:style>
    <style:style style:name="Contents_20_3" style:display-name="Contents 3" style:family="paragraph" style:parent-style-name="Contents_20_2" style:auto-update="true" style:class="index">
      <style:paragraph-properties fo:margin-left="0cm" fo:margin-right="0cm" fo:margin-top="0.212cm" fo:margin-bottom="0cm" fo:line-height="100%" fo:text-indent="0cm" style:auto-text-indent="false">
        <style:tab-stops>
          <style:tab-stop style:position="16cm" style:type="right" style:leader-style="dotted" style:leader-text="."/>
        </style:tab-stops>
      </style:paragraph-properties>
      <style:text-properties style:font-name="Times New Roman1" fo:font-size="10pt" fo:language="pt" fo:country="BR" fo:font-style="normal" style:font-size-asian="10pt" style:language-asian="pt" style:country-asian="BR" style:font-name-complex="Arial"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ência_20_Bibliográfica" style:display-name="Referência Bibliográfica" style:family="paragraph" style:parent-style-name="Standard" style:master-page-name="">
      <style:paragraph-properties fo:margin-left="0cm" fo:margin-right="0cm" fo:line-height="100%" fo:text-align="start" style:justify-single-word="false" fo:keep-together="always" fo:orphans="0" fo:widows="0" fo:text-indent="0cm" style:auto-text-indent="false" style:page-number="auto">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fo:line-height="100%" fo:text-align="center" style:justify-single-word="false" fo:text-indent="0cm" style:auto-text-indent="false"/>
      <style:text-properties fo:text-transform="uppercase" fo:font-size="16pt" fo:font-weight="bold"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001cm" fo:margin-bottom="6.001cm"/>
      <style:text-properties fo:text-transform="uppercase" style:font-name="Times New Roman2" fo:font-size="14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text-properties fo:text-transform="uppercase" fo:font-size="14pt" fo:font-weight="bold"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paragraph-properties fo:background-color="transparent">
        <style:background-image/>
      </style:paragraph-properties>
      <style:text-properties fo:text-transform="uppercase"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text-properties fo:font-size="12pt" fo:font-weight="bold"/>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master-page-name="">
      <style:paragraph-properties fo:margin-left="8.001cm" fo:margin-right="0cm" fo:margin-top="0.847cm" fo:margin-bottom="0.212cm" fo:text-align="end" style:justify-single-word="false" fo:hyphenation-ladder-count="no-limit" fo:text-indent="1.251cm" style:auto-text-indent="false" style:page-number="auto"/>
      <style:text-properties fo:font-style="italic" style:letter-kerning="true" style:font-style-asian="italic" style:font-style-complex="italic" fo:hyphenate="false" fo:hyphenation-remain-char-count="2" fo:hyphenation-push-char-count="2"/>
    </style:style>
    <style:style style:name="Título_20_sem_20_número" style:display-name="Título sem número" style:family="paragraph" style:parent-style-name="Heading_20_1" style:next-style-name="Standard" style:master-page-name="Capa">
      <style:paragraph-properties fo:margin-left="0cm" fo:margin-right="0cm" fo:text-indent="0cm" style:auto-text-indent="false" style:page-number="auto"/>
    </style:style>
    <style:style style:name="Texto_20_de_20_comentário" style:display-name="Texto de comentário" style:family="paragraph" style:parent-style-name="Standard">
      <style:paragraph-properties fo:margin-left="0cm" fo:margin-right="0cm" fo:margin-top="0.212cm" fo:margin-bottom="0.212cm" fo:line-height="100%" fo:text-indent="0cm" style:auto-text-indent="false"/>
      <style:text-properties fo:font-size="10pt" style:letter-kerning="true" style:font-size-asian="10pt" style:font-size-complex="10pt"/>
    </style:style>
    <style:style style:name="Título_20_da_20_nota" style:display-name="Título da nota" style:family="paragraph" style:parent-style-name="Standard" style:next-style-name="Standard"/>
    <style:style style:name="Citação" style:family="paragraph" style:parent-style-name="Standard" style:next-style-name="Standard">
      <style:paragraph-properties fo:margin-left="4.001cm" fo:margin-right="0cm" fo:margin-top="0.21cm" fo:margin-bottom="0.21cm" fo:line-height="100%" fo:text-indent="0cm" style:auto-text-indent="false"/>
      <style:text-properties fo:font-size="10pt" style:letter-kerning="true"/>
    </style:style>
    <style:style style:name="Recuo_20_de_20_corpo_20_de_20_texto_20_2" style:display-name="Recuo de corpo de texto 2" style:family="paragraph" style:parent-style-name="Standard">
      <style:paragraph-properties fo:margin-top="0.212cm" fo:margin-bottom="0.635cm"/>
    </style:style>
    <style:style style:name="Lista_20_com_20_Bolinhas" style:display-name="Lista com Bolinhas" style:family="paragraph" style:parent-style-name="Standard" style:auto-update="true" style:list-style-name="Lista_20_com_20_bolinhas">
      <style:paragraph-properties fo:margin-left="0cm" fo:margin-right="0cm" fo:margin-top="0cm" fo:margin-bottom="0.212cm" fo:text-align="start" style:justify-single-word="false" fo:text-indent="0cm" style:auto-text-indent="false" fo:background-color="transparent" style:shadow="none">
        <style:tab-stops/>
        <style:background-image/>
      </style:paragraph-properties>
    </style:style>
    <style:style style:name="Lista_20_com_20_letras" style:display-name="Lista com letras" style:family="paragraph" style:parent-style-name="Lista_20_com_20_Bolinhas" style:auto-update="true" style:list-style-name="Lista_20_com_20_letras">
      <style:paragraph-properties fo:margin-left="0cm" fo:margin-right="0.75cm" fo:margin-top="0cm" fo:margin-bottom="0.21cm" fo:text-indent="0cm" style:auto-text-indent="false" text:number-lines="true" text:line-number="1"/>
    </style:style>
    <style:style style:name="Tabela_20_texto" style:display-name="Tabela texto" style:family="paragraph">
      <style:paragraph-properties fo:margin-top="0.106cm" fo:margin-bottom="0.106cm" fo:orphans="2" fo:widows="2" style:text-autospace="none" style:punctuation-wrap="simple" style:vertical-align="baseline"/>
      <style:text-properties style:use-window-font-color="true" style:font-name="Arial" fo:font-size="8pt" fo:language="pt" fo:country="BR" style:font-name-asian="Times New Roman" style:font-size-asian="10pt" style:language-asian="pt" style:country-asian="BR" style:font-name-complex="Arial" style:font-size-complex="10pt" style:language-complex="ar" style:country-complex="SA"/>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2pt" style:font-weight-asian="bold" style:font-size-complex="12pt" style:font-weight-complex="bold"/>
    </style:style>
    <style:style style:name="Figura" style:family="paragraph" style:parent-style-name="Tabela_20_texto" style:next-style-name="Standard"/>
    <style:style style:name="Lista_20_-_20_continuação" style:display-name="Lista - continuação" style:family="paragraph" style:parent-style-name="Lista_20_com_20_Bolinhas" style:next-style-name="List" style:auto-update="true">
      <style:paragraph-properties fo:margin-left="0.75cm" fo:margin-right="0cm" fo:text-indent="0.75cm" style:auto-text-indent="false"/>
    </style:style>
    <style:style style:name="Título_20_Sumário" style:display-name="Título Sumário" style:family="paragraph" style:parent-style-name="Título_20_sem_20_número" style:next-style-name="Contents_20_1" style:auto-update="true" style:master-page-name="">
      <style:paragraph-properties fo:margin-top="0cm" fo:margin-bottom="0.499cm" style:page-number="auto"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master-page-name="First_20_Page">
      <style:paragraph-properties style:page-number="auto"/>
    </style:style>
    <style:style style:name="Subtítulo_20_sem_20_número" style:display-name="Subtítulo sem número" style:family="paragraph" style:parent-style-name="Heading_20_2" style:next-style-name="Standard">
      <style:paragraph-properties fo:margin-left="0cm" fo:margin-right="0cm" fo:text-indent="0cm" style:auto-text-indent="false"/>
    </style:style>
    <style:style style:name="Título_20_sem_20_Índice" style:display-name="Título sem Índice" style:family="paragraph" style:parent-style-name="Título_20_sem_20_número" style:next-style-name="Standard">
      <style:paragraph-properties fo:margin-top="0cm" fo:margin-bottom="1cm"/>
      <style:text-properties fo:font-size="14pt"/>
    </style:style>
    <style:style style:name="Epígrafe" style:family="paragraph" style:parent-style-name="Dedicatória" style:next-style-name="Epígrafe_20_-_20_autor">
      <style:paragraph-properties fo:margin-left="8.001cm" fo:margin-right="0cm" fo:margin-top="0cm" fo:margin-bottom="0.212cm" fo:line-height="100%" fo:text-indent="0cm" style:auto-text-indent="false"/>
      <style:text-properties fo:font-size="10pt" style:font-size-asian="10pt" style:font-size-complex="10pt"/>
    </style:style>
    <style:style style:name="Resumo" style:family="paragraph" style:parent-style-name="Standard">
      <style:paragraph-properties fo:line-height="100%"/>
    </style:style>
    <style:style style:name="Epígrafe_20_-_20_autor" style:display-name="Epígrafe - autor" style:family="paragraph" style:parent-style-name="Epígrafe" style:next-style-name="Standard">
      <style:text-properties style:font-name="Times New Roman4"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fo:line-height="100%"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master-page-name="Capa">
      <style:paragraph-properties fo:margin-left="0cm" fo:margin-right="0cm" fo:margin-top="0cm" fo:margin-bottom="2cm" fo:line-height="100%" fo:text-align="center" style:justify-single-word="false" fo:orphans="0" fo:widows="0" fo:hyphenation-ladder-count="no-limit" fo:text-indent="0cm" style:auto-text-indent="false" style:page-number="1" fo:break-before="auto" fo:break-after="auto"/>
      <style:text-properties fo:text-transform="uppercase" fo:font-size="14pt" fo:font-weight="bold"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master-page-name="">
      <style:paragraph-properties fo:margin-left="0cm" fo:margin-right="0cm" fo:margin-top="7.999cm" fo:margin-bottom="3cm" fo:text-indent="0cm" style:auto-text-indent="false" style:page-number="auto" fo:break-before="auto" fo:break-after="auto"/>
      <style:text-properties fo:text-transform="uppercase" fo:font-size="16pt" fo:font-weight="bold" style:font-weight-asian="bold" style:font-weight-complex="bold"/>
    </style:style>
    <style:style style:name="Rosto_20_3_20_-_20_Descrição" style:display-name="Rosto 3 - Descrição" style:family="paragraph" style:parent-style-name="Standard" style:auto-update="true" style:master-page-name="">
      <style:paragraph-properties fo:margin-left="7.999cm" fo:margin-right="0.03cm" fo:margin-top="0cm" fo:margin-bottom="4.001cm" fo:line-height="100%" fo:text-align="justify" style:justify-single-word="false" fo:hyphenation-ladder-count="no-limit" fo:text-indent="0cm" style:auto-text-indent="false" style:page-number="auto"/>
      <style:text-properties fo:font-weight="bold"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text-properties fo:font-size="14pt" fo:font-weight="bold"/>
    </style:style>
    <style:style style:name="Epígrafe_20_geral" style:display-name="Epígrafe geral" style:family="paragraph" style:parent-style-name="Epígrafe" style:next-style-name="Epígrafe_20_-_20_autor" style:master-page-name="First_20_Page">
      <style:paragraph-properties fo:margin-top="5.001cm" fo:margin-bottom="0.21cm" style:page-number="auto" fo:break-before="auto" fo:break-after="auto"/>
      <style:text-properties style:font-name="Times New Roman3" fo:font-size="12pt"/>
    </style:style>
    <style:style style:name="Aprovação_20_-_20_natureza" style:display-name="Aprovação - natureza" style:family="paragraph" style:parent-style-name="Aprovação_20_-_20_texto" style:master-page-name="">
      <style:paragraph-properties fo:margin-left="7.999cm" fo:margin-right="0cm" fo:text-align="justify" style:justify-single-word="false" fo:hyphenation-ladder-count="no-limit" fo:text-indent="0.03cm" style:auto-text-indent="false" style:page-number="auto"/>
      <style:text-properties fo:hyphenate="false" fo:hyphenation-remain-char-count="2" fo:hyphenation-push-char-count="2"/>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acima_20_sumário" style:display-name="Título acima sumário" style:family="paragraph" style:parent-style-name="Título_20_Sumário" style:master-page-name="">
      <style:paragraph-properties fo:line-height="100%" style:page-number="auto" fo:break-before="page" text:number-lines="true" text:line-number="0"/>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Preformatted_20_Text" style:display-name="Preformatted Text" style:family="paragraph" style:parent-style-name="Standard" style:class="html">
      <style:paragraph-properties fo:margin-top="0.212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Fonte_20_parág._20_padrão">
      <style:text-properties style:text-position="0% 100%" style:font-name="Arial1" fo:font-size="8pt" fo:font-weight="bold" fo:background-color="transparen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style:use-window-font-color="true" style:text-underline-style="none"/>
    </style:style>
    <style:style style:name="Endnote_20_Symbol" style:display-name="Endnote Symbol" style:family="text">
      <style:text-properties fo:font-size="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imbols" style:family="text">
      <style:text-properties style:font-name="Symbol" fo:background-color="transparent" style:font-name-complex="Times New Roman"/>
    </style:style>
    <style:style style:name="Monoespaçado" style:family="text">
      <style:text-properties style:font-name="Courier New1" style:font-name-complex="Courier New1"/>
    </style:style>
    <style:style style:name="Wingdings" style:family="text">
      <style:text-properties style:font-name="Wingdings" style:font-name-complex="Times New Roman"/>
    </style:style>
    <style:style style:name="Symbol" style:family="text">
      <style:text-properties style:font-name="Symbol" style:font-name-complex="Times New Roman"/>
    </style:style>
    <style:style style:name="Fonte_20_parág._20_padrão" style:display-name="Fonte parág. padrão" style:family="text"/>
    <style:style style:name="Ref._20_de_20_comentário" style:display-name="Ref. de comentário" style:family="text" style:parent-style-name="Fonte_20_parág._20_padrão">
      <style:text-properties fo:font-size="8pt" style:font-size-asian="8pt" style:font-size-complex="8pt"/>
    </style:style>
    <style:style style:name="Tecla" style:family="text" style:parent-style-name="Fonte_20_parág._20_padrão">
      <style:text-properties fo:font-variant="small-caps" style:text-line-through-style="none" style:text-position="0% 100%" style:font-name="Courier New1" fo:font-size="10pt" fo:background-color="#d9d9d9" style:font-size-asian="10pt" style:font-relief="embossed"/>
    </style:style>
    <style:style style:name="Emphasis" style:family="text">
      <style:text-properties fo:font-style="italic" style:font-style-asian="italic" style:font-style-complex="italic"/>
    </style:style>
    <style:style style:name="URL_20_Bibliografia" style:display-name="URL Bibliografia" style:family="text">
      <style:text-properties fo:color="#000080" style:font-name="Lucida Sans Typewriter" fo:font-size="8pt"/>
    </style:style>
    <style:style style:name="DataURL" style:family="text">
      <style:text-properties style:font-name="Times New Roman3" fo:font-size="9pt" fo:font-style="italic"/>
    </style:style>
    <style:style style:name="Citation" style:family="text">
      <style:text-properties fo:font-style="italic" style:font-style-asian="italic" style:font-style-complex="italic"/>
    </style:style>
    <style:style style:name="glossário" style:family="text">
      <style:text-properties style:text-outline="false" fo:text-shadow="none" style:text-underline-style="dash"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381cm"/>
      </text:list-level-style-number>
    </text:list-style>
    <text:list-style style:name="List_20_1" style:display-name="List 1">
      <text:list-level-style-bullet text:level="1" text:style-name="Bullet_20_Symbols" text:bullet-char="●">
        <style:list-level-properties text:min-label-width="0.75cm"/>
        <style:text-properties style:font-name="StarSymbol"/>
      </text:list-level-style-bullet>
      <text:list-level-style-bullet text:level="2" text:style-name="Bullet_20_Symbols" text:bullet-char="●">
        <style:list-level-properties text:space-before="0.4cm" text:min-label-width="0.75cm"/>
        <style:text-properties style:font-name="StarSymbol"/>
      </text:list-level-style-bullet>
      <text:list-level-style-bullet text:level="3" text:style-name="Bullet_20_Symbols" text:bullet-char="●">
        <style:list-level-properties text:space-before="0.799cm" text:min-label-width="0.75cm"/>
        <style:text-properties style:font-name="StarSymbol"/>
      </text:list-level-style-bullet>
      <text:list-level-style-bullet text:level="4" text:style-name="Bullet_20_Symbols" text:bullet-char="●">
        <style:list-level-properties text:space-before="1.199cm" text:min-label-width="0.75cm"/>
        <style:text-properties style:font-name="StarSymbol"/>
      </text:list-level-style-bullet>
      <text:list-level-style-bullet text:level="5" text:style-name="Bullet_20_Symbols" text:bullet-char="●">
        <style:list-level-properties text:space-before="1.6cm" text:min-label-width="0.75cm"/>
        <style:text-properties style:font-name="StarSymbol"/>
      </text:list-level-style-bullet>
      <text:list-level-style-bullet text:level="6" text:style-name="Bullet_20_Symbols" text:bullet-char="●">
        <style:list-level-properties text:space-before="2cm" text:min-label-width="0.75cm"/>
        <style:text-properties style:font-name="StarSymbol"/>
      </text:list-level-style-bullet>
      <text:list-level-style-bullet text:level="7" text:style-name="Bullet_20_Symbols" text:bullet-char="●">
        <style:list-level-properties text:space-before="2.399cm" text:min-label-width="0.75cm"/>
        <style:text-properties style:font-name="StarSymbol"/>
      </text:list-level-style-bullet>
      <text:list-level-style-bullet text:level="8" text:style-name="Bullet_20_Symbols" text:bullet-char="●">
        <style:list-level-properties text:space-before="2.799cm" text:min-label-width="0.75cm"/>
        <style:text-properties style:font-name="StarSymbol"/>
      </text:list-level-style-bullet>
      <text:list-level-style-bullet text:level="9" text:style-name="Bullet_20_Symbols" text:bullet-char="●">
        <style:list-level-properties text:space-before="3.199cm" text:min-label-width="0.75cm"/>
        <style:text-properties style:font-name="StarSymbol"/>
      </text:list-level-style-bullet>
      <text:list-level-style-bullet text:level="10" text:style-name="Bullet_20_Symbols" text:bullet-char="●">
        <style:list-level-properties text:space-before="3.6cm" text:min-label-width="0.75cm"/>
        <style:text-properties style:font-name="StarSymbol"/>
      </text:list-level-style-bullet>
    </text:list-style>
    <text:list-style style:name="List_20_2" style:display-name="List 2">
      <text:list-level-style-bullet text:level="1" text:style-name="Bullet_20_Symbols" style:num-suffix=")" text:bullet-char="●">
        <style:list-level-properties text:min-label-width="0.75cm"/>
        <style:text-properties style:font-name="StarSymbol"/>
      </text:list-level-style-bullet>
      <text:list-level-style-bullet text:level="2" text:style-name="Bullet_20_Symbols" style:num-suffix=")" text:bullet-char="●">
        <style:list-level-properties text:space-before="0.3cm" text:min-label-width="0.75cm"/>
        <style:text-properties style:font-name="StarSymbol"/>
      </text:list-level-style-bullet>
      <text:list-level-style-bullet text:level="3" text:style-name="Bullet_20_Symbols" style:num-suffix=")" text:bullet-char="●">
        <style:list-level-properties text:space-before="0.599cm" text:min-label-width="0.75cm"/>
        <style:text-properties style:font-name="StarSymbol"/>
      </text:list-level-style-bullet>
      <text:list-level-style-bullet text:level="4" text:style-name="Bullet_20_Symbols" style:num-suffix=")" text:bullet-char="●">
        <style:list-level-properties text:space-before="0.899cm" text:min-label-width="0.75cm"/>
        <style:text-properties style:font-name="StarSymbol"/>
      </text:list-level-style-bullet>
      <text:list-level-style-bullet text:level="5" text:style-name="Bullet_20_Symbols" style:num-suffix=")" text:bullet-char="●">
        <style:list-level-properties text:space-before="1.199cm" text:min-label-width="0.75cm"/>
        <style:text-properties style:font-name="StarSymbol"/>
      </text:list-level-style-bullet>
      <text:list-level-style-bullet text:level="6" text:style-name="Bullet_20_Symbols" style:num-suffix=")" text:bullet-char="●">
        <style:list-level-properties text:space-before="1.499cm" text:min-label-width="0.75cm"/>
        <style:text-properties style:font-name="StarSymbol"/>
      </text:list-level-style-bullet>
      <text:list-level-style-bullet text:level="7" text:style-name="Bullet_20_Symbols" style:num-suffix=")" text:bullet-char="●">
        <style:list-level-properties text:space-before="1.801cm" text:min-label-width="0.75cm"/>
        <style:text-properties style:font-name="StarSymbol"/>
      </text:list-level-style-bullet>
      <text:list-level-style-bullet text:level="8" text:style-name="Bullet_20_Symbols" style:num-suffix=")" text:bullet-char="●">
        <style:list-level-properties text:space-before="2.1cm" text:min-label-width="0.75cm"/>
        <style:text-properties style:font-name="StarSymbol"/>
      </text:list-level-style-bullet>
      <text:list-level-style-bullet text:level="9" text:style-name="Bullet_20_Symbols" style:num-suffix=")" text:bullet-char="●">
        <style:list-level-properties text:space-before="2.4cm" text:min-label-width="0.75cm"/>
        <style:text-properties style:font-name="StarSymbol"/>
      </text:list-level-style-bullet>
      <text:list-level-style-bullet text:level="10" text:style-name="Bullet_20_Symbols" style:num-suffix=")" text:bullet-char="●">
        <style:list-level-properties text:space-before="2.7cm" text:min-label-width="0.75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a_20_com_20_letras" style:display-name="Lista com letras" text:consecutive-numbering="true">
      <text:list-level-style-number text:level="1" style:num-suffix=")" style:num-format="a">
        <style:list-level-properties text:min-label-width="0.75cm"/>
      </text:list-level-style-number>
      <text:list-level-style-number text:level="2" style:num-suffix=")" style:num-format="a">
        <style:list-level-properties text:space-before="1.905cm" text:min-label-width="0.75cm"/>
      </text:list-level-style-number>
      <text:list-level-style-number text:level="3" style:num-suffix=")" style:num-format="a">
        <style:list-level-properties text:min-label-width="0.75cm"/>
      </text:list-level-style-number>
      <text:list-level-style-number text:level="4" style:num-suffix=")" style:num-format="a">
        <style:list-level-properties text:space-before="4.445cm" text:min-label-width="0.75cm"/>
      </text:list-level-style-number>
      <text:list-level-style-number text:level="5" style:num-suffix=")" style:num-format="a">
        <style:list-level-properties text:space-before="5.715cm" text:min-label-width="0.75cm"/>
      </text:list-level-style-number>
      <text:list-level-style-number text:level="6" style:num-suffix=")" style:num-format="a">
        <style:list-level-properties text:min-label-width="0.75cm"/>
      </text:list-level-style-number>
      <text:list-level-style-number text:level="7" style:num-suffix=")" style:num-format="a">
        <style:list-level-properties text:space-before="8.255cm" text:min-label-width="0.75cm"/>
      </text:list-level-style-number>
      <text:list-level-style-number text:level="8" style:num-suffix=")" style:num-format="a">
        <style:list-level-properties text:space-before="9.525cm" text:min-label-width="0.75cm"/>
      </text:list-level-style-number>
      <text:list-level-style-number text:level="9" style:num-suffix=")" style:num-format="a">
        <style:list-level-properties text:min-label-width="0.75cm"/>
      </text:list-level-style-number>
      <text:list-level-style-number text:level="10" style:num-suffix=")" style:num-format="a">
        <style:list-level-properties text:space-before="6.35cm" text:min-label-width="0.75cm"/>
      </text:list-level-style-number>
    </text:list-style>
    <text:list-style style:name="Lista_20_com_20_bolinhas" style:display-name="Lista com bolinhas">
      <text:list-level-style-bullet text:level="1" text:style-name="Bullet_20_Symbols" text:bullet-char="●">
        <style:list-level-properties text:min-label-width="0.75cm" text:min-label-distance="0.101cm"/>
        <style:text-properties style:font-name="StarSymbol"/>
      </text:list-level-style-bullet>
      <text:list-level-style-bullet text:level="2" text:style-name="Bullet_20_Symbols" text:bullet-char="●">
        <style:list-level-properties text:min-label-width="0.75cm" text:min-label-distance="0.101cm"/>
        <style:text-properties style:font-name="StarSymbol"/>
      </text:list-level-style-bullet>
      <text:list-level-style-bullet text:level="3" text:style-name="Bullet_20_Symbols" text:bullet-char="●">
        <style:list-level-properties text:min-label-width="0.75cm" text:min-label-distance="0.101cm"/>
        <style:text-properties style:font-name="StarSymbol"/>
      </text:list-level-style-bullet>
      <text:list-level-style-bullet text:level="4" text:style-name="Bullet_20_Symbols" text:bullet-char="●">
        <style:list-level-properties text:min-label-width="0.75cm" text:min-label-distance="0.101cm"/>
        <style:text-properties style:font-name="StarSymbol"/>
      </text:list-level-style-bullet>
      <text:list-level-style-bullet text:level="5" text:style-name="Bullet_20_Symbols" text:bullet-char="●">
        <style:list-level-properties text:min-label-width="0.75cm" text:min-label-distance="0.101cm"/>
        <style:text-properties style:font-name="StarSymbol"/>
      </text:list-level-style-bullet>
      <text:list-level-style-bullet text:level="6" text:style-name="Bullet_20_Symbols" text:bullet-char="●">
        <style:list-level-properties text:min-label-width="0.75cm" text:min-label-distance="0.101cm"/>
        <style:text-properties style:font-name="StarSymbol"/>
      </text:list-level-style-bullet>
      <text:list-level-style-bullet text:level="7" text:style-name="Bullet_20_Symbols" text:bullet-char="●">
        <style:list-level-properties text:min-label-width="0.75cm" text:min-label-distance="0.101cm"/>
        <style:text-properties style:font-name="StarSymbol"/>
      </text:list-level-style-bullet>
      <text:list-level-style-bullet text:level="8" text:style-name="Bullet_20_Symbols" text:bullet-char="●">
        <style:list-level-properties text:min-label-width="0.75cm" text:min-label-distance="0.101cm"/>
        <style:text-properties style:font-name="StarSymbol"/>
      </text:list-level-style-bullet>
      <text:list-level-style-bullet text:level="9" text:style-name="Bullet_20_Symbols" text:bullet-char="●">
        <style:list-level-properties text:min-label-width="0.75cm" text:min-label-distance="0.101cm"/>
        <style:text-properties style:font-name="StarSymbol"/>
      </text:list-level-style-bullet>
      <text:list-level-style-bullet text:level="10" text:style-name="Bullet_20_Symbols" style:num-suffix="." text:bullet-char="●">
        <style:list-level-properties text:space-before="6.35cm" text:min-label-width="0.75cm" text:min-label-distance="0.101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026cm" fo:text-indent="0cm" style:auto-text-indent="false">
        <style:tab-stops>
          <style:tab-stop style:position="7.795cm" style:type="center"/>
          <style:tab-stop style:position="16.007cm" style:type="right"/>
        </style:tab-stops>
      </style:paragraph-properties>
    </style:style>
    <style:page-layout style:name="pm1">
      <style:page-layout-properties fo:page-width="21.001cm" fo:page-height="29.7cm" style:num-format="1" style:print-orientation="portrait" fo:margin-top="3cm" fo:margin-bottom="2cm" fo:margin-left="3.043cm" fo:margin-right="2cm" style:shadow="none"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tab/><text:tab/><text:page-number text:select-page="current">26</text:page-number></text:p>
      </style:header>
    </style:master-page>
    <style:master-page style:name="First_20_Page" style:display-name="First Page" style:page-layout-name="pm2"/>
    <style:master-page style:name="Capa" style:page-layout-name="pm3" style:next-style-name="Standard"/>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7$Build-9310</meta:generator>
    <dc:description>Modelo de trabalho de conclusão de curso (TCC) conforme normas da ABNT. 
Citação:
ROCHA, José Antonio Meira da. Modelo de Trabalho de Conclusão de Curso (TCC). Modelo de documento digital do programa MS Word disponível em &lt;http://www.meiradarocha.jor.br/uploads/1021/196/modelo_TCC-2006-08-09b.doc&gt;. Acesso em: 12 Junho 2006.</dc:description>
    <dc:subject>Redação Acadêmica</dc:subject>
    <meta:creation-date>2008-05-13T16:22:13</meta:creation-date>
    <dc:date>2008-09-12T18:11:45</dc:date>
    <meta:keyword>TCC</meta:keyword>
    <meta:keyword>ABNT</meta:keyword>
    <meta:keyword>monografia</meta:keyword>
    <dc:language>pt-BR</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30" meta:paragraph-count="238" meta:word-count="4238" meta:character-count="26945"/>
  </office:meta>
</office:document-meta>
</file>